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10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26295" table:style-name="ce27">
            <text:p>23,526,295</text:p>
          </table:table-cell>
          <table:table-cell office:value-type="float" office:value="11715578" table:style-name="ce27">
            <text:p>11,715,578</text:p>
          </table:table-cell>
          <table:table-cell office:value-type="float" office:value="11810717" table:style-name="ce27">
            <text:p>11,810,717</text:p>
          </table:table-cell>
          <table:table-cell office:value-type="float" office:value="1060259" table:style-name="ce27">
            <text:p>1,060,259</text:p>
          </table:table-cell>
          <table:table-cell office:value-type="float" office:value="549242" table:style-name="ce27">
            <text:p>549,242</text:p>
          </table:table-cell>
          <table:table-cell office:value-type="float" office:value="511017" table:style-name="ce27">
            <text:p>511,017</text:p>
          </table:table-cell>
          <table:table-cell office:value-type="float" office:value="4.51" table:style-name="ce28">
            <text:p>4.51</text:p>
          </table:table-cell>
          <table:table-cell office:value-type="float" office:value="1428762" table:style-name="ce27">
            <text:p>1,428,762</text:p>
          </table:table-cell>
          <table:table-cell office:value-type="float" office:value="741058" table:style-name="ce27">
            <text:p>741,058</text:p>
          </table:table-cell>
          <table:table-cell office:value-type="float" office:value="687704" table:style-name="ce27">
            <text:p>687,704</text:p>
          </table:table-cell>
          <table:table-cell office:value-type="float" office:value="6.07" table:style-name="ce28">
            <text:p>6.07</text:p>
          </table:table-cell>
          <table:table-cell office:value-type="float" office:value="2448975" table:style-name="ce27">
            <text:p>2,448,975</text:p>
          </table:table-cell>
          <table:table-cell office:value-type="float" office:value="1273352" table:style-name="ce27">
            <text:p>1,273,352</text:p>
          </table:table-cell>
          <table:table-cell office:value-type="float" office:value="1175623" table:style-name="ce27">
            <text:p>1,175,623</text:p>
          </table:table-cell>
          <table:table-cell office:value-type="float" office:value="10.41" table:style-name="ce28">
            <text:p>10.41</text:p>
          </table:table-cell>
          <table:table-cell office:value-type="float" office:value="2668654" table:style-name="ce27">
            <text:p>2,668,654</text:p>
          </table:table-cell>
          <table:table-cell office:value-type="float" office:value="1388798" table:style-name="ce27">
            <text:p>1,388,798</text:p>
          </table:table-cell>
          <table:table-cell office:value-type="float" office:value="1279856" table:style-name="ce27">
            <text:p>1,279,856</text:p>
          </table:table-cell>
          <table:table-cell office:value-type="float" office:value="11.34" table:style-name="ce28">
            <text:p>11.34</text:p>
          </table:table-cell>
          <table:table-cell office:value-type="float" office:value="1543369" table:style-name="ce27">
            <text:p>1,543,369</text:p>
          </table:table-cell>
          <table:table-cell office:value-type="float" office:value="806476" table:style-name="ce27">
            <text:p>806,476</text:p>
          </table:table-cell>
          <table:table-cell office:value-type="float" office:value="736893" table:style-name="ce27">
            <text:p>736,893</text:p>
          </table:table-cell>
          <table:table-cell office:value-type="float" office:value="6.56" table:style-name="ce28">
            <text:p>6.56</text:p>
          </table:table-cell>
          <table:table-cell office:value-type="float" office:value="18931436" table:style-name="ce27">
            <text:p>18,931,436</text:p>
          </table:table-cell>
          <table:table-cell office:value-type="float" office:value="9322511" table:style-name="ce27">
            <text:p>9,322,511</text:p>
          </table:table-cell>
          <table:table-cell office:value-type="float" office:value="9608925" table:style-name="ce27">
            <text:p>9,608,925</text:p>
          </table:table-cell>
          <table:table-cell office:value-type="float" office:value="80.47" table:style-name="ce28">
            <text:p>80.47</text:p>
          </table:table-cell>
          <table:table-cell office:value-type="float" office:value="3072770" table:style-name="ce27">
            <text:p>3,072,770</text:p>
          </table:table-cell>
          <table:table-cell office:value-type="float" office:value="1418291" table:style-name="ce27">
            <text:p>1,418,291</text:p>
          </table:table-cell>
          <table:table-cell office:value-type="float" office:value="1654479" table:style-name="ce27">
            <text:p>1,654,479</text:p>
          </table:table-cell>
          <table:table-cell office:value-type="float" office:value="13.06" table:style-name="ce26">
            <text:p>13.06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6313" table:style-name="ce23">
            <text:p>3,976,313</text:p>
          </table:table-cell>
          <table:table-cell office:value-type="float" office:value="1951464" table:style-name="ce23">
            <text:p>1,951,464</text:p>
          </table:table-cell>
          <table:table-cell office:value-type="float" office:value="2024849" table:style-name="ce23">
            <text:p>2,024,849</text:p>
          </table:table-cell>
          <table:table-cell office:value-type="float" office:value="169834" table:style-name="ce23">
            <text:p>169,834</text:p>
          </table:table-cell>
          <table:table-cell office:value-type="float" office:value="87847" table:style-name="ce23">
            <text:p>87,847</text:p>
          </table:table-cell>
          <table:table-cell office:value-type="float" office:value="81987" table:style-name="ce23">
            <text:p>81,987</text:p>
          </table:table-cell>
          <table:table-cell office:value-type="float" office:value="4.2699999999999996" table:style-name="ce24">
            <text:p>4.27</text:p>
          </table:table-cell>
          <table:table-cell office:value-type="float" office:value="230717" table:style-name="ce23">
            <text:p>230,717</text:p>
          </table:table-cell>
          <table:table-cell office:value-type="float" office:value="119564" table:style-name="ce23">
            <text:p>119,564</text:p>
          </table:table-cell>
          <table:table-cell office:value-type="float" office:value="111153" table:style-name="ce23">
            <text:p>111,153</text:p>
          </table:table-cell>
          <table:table-cell office:value-type="float" office:value="5.8" table:style-name="ce24">
            <text:p>5.80</text:p>
          </table:table-cell>
          <table:table-cell office:value-type="float" office:value="397647" table:style-name="ce23">
            <text:p>397,647</text:p>
          </table:table-cell>
          <table:table-cell office:value-type="float" office:value="206572" table:style-name="ce23">
            <text:p>206,572</text:p>
          </table:table-cell>
          <table:table-cell office:value-type="float" office:value="191075" table:style-name="ce23">
            <text:p>191,075</text:p>
          </table:table-cell>
          <table:table-cell office:value-type="float" office:value="10" table:style-name="ce24">
            <text:p>10.00</text:p>
          </table:table-cell>
          <table:table-cell office:value-type="float" office:value="432604" table:style-name="ce23">
            <text:p>432,604</text:p>
          </table:table-cell>
          <table:table-cell office:value-type="float" office:value="224945" table:style-name="ce23">
            <text:p>224,945</text:p>
          </table:table-cell>
          <table:table-cell office:value-type="float" office:value="207659" table:style-name="ce23">
            <text:p>207,659</text:p>
          </table:table-cell>
          <table:table-cell office:value-type="float" office:value="10.88" table:style-name="ce24">
            <text:p>10.88</text:p>
          </table:table-cell>
          <table:table-cell office:value-type="float" office:value="248939" table:style-name="ce23">
            <text:p>248,939</text:p>
          </table:table-cell>
          <table:table-cell office:value-type="float" office:value="129843" table:style-name="ce23">
            <text:p>129,843</text:p>
          </table:table-cell>
          <table:table-cell office:value-type="float" office:value="119096" table:style-name="ce23">
            <text:p>119,096</text:p>
          </table:table-cell>
          <table:table-cell office:value-type="float" office:value="6.26" table:style-name="ce24">
            <text:p>6.26</text:p>
          </table:table-cell>
          <table:table-cell office:value-type="float" office:value="3231003" table:style-name="ce23">
            <text:p>3,231,003</text:p>
          </table:table-cell>
          <table:table-cell office:value-type="float" office:value="1563778" table:style-name="ce23">
            <text:p>1,563,778</text:p>
          </table:table-cell>
          <table:table-cell office:value-type="float" office:value="1667225" table:style-name="ce23">
            <text:p>1,667,225</text:p>
          </table:table-cell>
          <table:table-cell office:value-type="float" office:value="81.260000000000005" table:style-name="ce24">
            <text:p>81.26</text:p>
          </table:table-cell>
          <table:table-cell office:value-type="float" office:value="458548" table:style-name="ce23">
            <text:p>458,548</text:p>
          </table:table-cell>
          <table:table-cell office:value-type="float" office:value="211556" table:style-name="ce23">
            <text:p>211,556</text:p>
          </table:table-cell>
          <table:table-cell office:value-type="float" office:value="246992" table:style-name="ce23">
            <text:p>246,992</text:p>
          </table:table-cell>
          <table:table-cell office:value-type="float" office:value="11.53" table:style-name="ce22">
            <text:p>11.53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96319" table:style-name="ce23">
            <text:p>2,696,319</text:p>
          </table:table-cell>
          <table:table-cell office:value-type="float" office:value="1290248" table:style-name="ce23">
            <text:p>1,290,248</text:p>
          </table:table-cell>
          <table:table-cell office:value-type="float" office:value="1406071" table:style-name="ce23">
            <text:p>1,406,071</text:p>
          </table:table-cell>
          <table:table-cell office:value-type="float" office:value="149509" table:style-name="ce23">
            <text:p>149,509</text:p>
          </table:table-cell>
          <table:table-cell office:value-type="float" office:value="77103" table:style-name="ce23">
            <text:p>77,103</text:p>
          </table:table-cell>
          <table:table-cell office:value-type="float" office:value="72406" table:style-name="ce23">
            <text:p>72,406</text:p>
          </table:table-cell>
          <table:table-cell office:value-type="float" office:value="5.54" table:style-name="ce24">
            <text:p>5.54</text:p>
          </table:table-cell>
          <table:table-cell office:value-type="float" office:value="194833" table:style-name="ce23">
            <text:p>194,833</text:p>
          </table:table-cell>
          <table:table-cell office:value-type="float" office:value="100584" table:style-name="ce23">
            <text:p>100,584</text:p>
          </table:table-cell>
          <table:table-cell office:value-type="float" office:value="94249" table:style-name="ce23">
            <text:p>94,249</text:p>
          </table:table-cell>
          <table:table-cell office:value-type="float" office:value="7.23" table:style-name="ce24">
            <text:p>7.23</text:p>
          </table:table-cell>
          <table:table-cell office:value-type="float" office:value="303739" table:style-name="ce23">
            <text:p>303,739</text:p>
          </table:table-cell>
          <table:table-cell office:value-type="float" office:value="157398" table:style-name="ce23">
            <text:p>157,398</text:p>
          </table:table-cell>
          <table:table-cell office:value-type="float" office:value="146341" table:style-name="ce23">
            <text:p>146,341</text:p>
          </table:table-cell>
          <table:table-cell office:value-type="float" office:value="11.26" table:style-name="ce24">
            <text:p>11.26</text:p>
          </table:table-cell>
          <table:table-cell office:value-type="float" office:value="326688" table:style-name="ce23">
            <text:p>326,688</text:p>
          </table:table-cell>
          <table:table-cell office:value-type="float" office:value="169525" table:style-name="ce23">
            <text:p>169,525</text:p>
          </table:table-cell>
          <table:table-cell office:value-type="float" office:value="157163" table:style-name="ce23">
            <text:p>157,163</text:p>
          </table:table-cell>
          <table:table-cell office:value-type="float" office:value="12.12" table:style-name="ce24">
            <text:p>12.12</text:p>
          </table:table-cell>
          <table:table-cell office:value-type="float" office:value="154365" table:style-name="ce23">
            <text:p>154,365</text:p>
          </table:table-cell>
          <table:table-cell office:value-type="float" office:value="80571" table:style-name="ce23">
            <text:p>80,571</text:p>
          </table:table-cell>
          <table:table-cell office:value-type="float" office:value="73794" table:style-name="ce23">
            <text:p>73,794</text:p>
          </table:table-cell>
          <table:table-cell office:value-type="float" office:value="5.73" table:style-name="ce24">
            <text:p>5.73</text:p>
          </table:table-cell>
          <table:table-cell office:value-type="float" office:value="2180830" table:style-name="ce23">
            <text:p>2,180,830</text:p>
          </table:table-cell>
          <table:table-cell office:value-type="float" office:value="1022619" table:style-name="ce23">
            <text:p>1,022,619</text:p>
          </table:table-cell>
          <table:table-cell office:value-type="float" office:value="1158211" table:style-name="ce23">
            <text:p>1,158,211</text:p>
          </table:table-cell>
          <table:table-cell office:value-type="float" office:value="80.88" table:style-name="ce24">
            <text:p>80.88</text:p>
          </table:table-cell>
          <table:table-cell office:value-type="float" office:value="415292" table:style-name="ce23">
            <text:p>415,292</text:p>
          </table:table-cell>
          <table:table-cell office:value-type="float" office:value="187424" table:style-name="ce23">
            <text:p>187,424</text:p>
          </table:table-cell>
          <table:table-cell office:value-type="float" office:value="227868" table:style-name="ce23">
            <text:p>227,868</text:p>
          </table:table-cell>
          <table:table-cell office:value-type="float" office:value="15.4" table:style-name="ce22">
            <text:p>15.40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40392" table:style-name="ce23">
            <text:p>2,140,392</text:p>
          </table:table-cell>
          <table:table-cell office:value-type="float" office:value="1068403" table:style-name="ce23">
            <text:p>1,068,403</text:p>
          </table:table-cell>
          <table:table-cell office:value-type="float" office:value="1071989" table:style-name="ce23">
            <text:p>1,071,989</text:p>
          </table:table-cell>
          <table:table-cell office:value-type="float" office:value="110087" table:style-name="ce23">
            <text:p>110,087</text:p>
          </table:table-cell>
          <table:table-cell office:value-type="float" office:value="57130" table:style-name="ce23">
            <text:p>57,130</text:p>
          </table:table-cell>
          <table:table-cell office:value-type="float" office:value="52957" table:style-name="ce23">
            <text:p>52,957</text:p>
          </table:table-cell>
          <table:table-cell office:value-type="float" office:value="5.14" table:style-name="ce24">
            <text:p>5.14</text:p>
          </table:table-cell>
          <table:table-cell office:value-type="float" office:value="148370" table:style-name="ce23">
            <text:p>148,370</text:p>
          </table:table-cell>
          <table:table-cell office:value-type="float" office:value="76985" table:style-name="ce23">
            <text:p>76,985</text:p>
          </table:table-cell>
          <table:table-cell office:value-type="float" office:value="71385" table:style-name="ce23">
            <text:p>71,385</text:p>
          </table:table-cell>
          <table:table-cell office:value-type="float" office:value="6.93" table:style-name="ce24">
            <text:p>6.93</text:p>
          </table:table-cell>
          <table:table-cell office:value-type="float" office:value="256168" table:style-name="ce23">
            <text:p>256,168</text:p>
          </table:table-cell>
          <table:table-cell office:value-type="float" office:value="133442" table:style-name="ce23">
            <text:p>133,442</text:p>
          </table:table-cell>
          <table:table-cell office:value-type="float" office:value="122726" table:style-name="ce23">
            <text:p>122,726</text:p>
          </table:table-cell>
          <table:table-cell office:value-type="float" office:value="11.97" table:style-name="ce24">
            <text:p>11.97</text:p>
          </table:table-cell>
          <table:table-cell office:value-type="float" office:value="278983" table:style-name="ce23">
            <text:p>278,983</text:p>
          </table:table-cell>
          <table:table-cell office:value-type="float" office:value="145488" table:style-name="ce23">
            <text:p>145,488</text:p>
          </table:table-cell>
          <table:table-cell office:value-type="float" office:value="133495" table:style-name="ce23">
            <text:p>133,495</text:p>
          </table:table-cell>
          <table:table-cell office:value-type="float" office:value="13.03" table:style-name="ce24">
            <text:p>13.03</text:p>
          </table:table-cell>
          <table:table-cell office:value-type="float" office:value="158858" table:style-name="ce23">
            <text:p>158,858</text:p>
          </table:table-cell>
          <table:table-cell office:value-type="float" office:value="83092" table:style-name="ce23">
            <text:p>83,092</text:p>
          </table:table-cell>
          <table:table-cell office:value-type="float" office:value="75766" table:style-name="ce23">
            <text:p>75,766</text:p>
          </table:table-cell>
          <table:table-cell office:value-type="float" office:value="7.42" table:style-name="ce24">
            <text:p>7.42</text:p>
          </table:table-cell>
          <table:table-cell office:value-type="float" office:value="1665813" table:style-name="ce23">
            <text:p>1,665,813</text:p>
          </table:table-cell>
          <table:table-cell office:value-type="float" office:value="820886" table:style-name="ce23">
            <text:p>820,886</text:p>
          </table:table-cell>
          <table:table-cell office:value-type="float" office:value="844927" table:style-name="ce23">
            <text:p>844,927</text:p>
          </table:table-cell>
          <table:table-cell office:value-type="float" office:value="77.83" table:style-name="ce24">
            <text:p>77.83</text:p>
          </table:table-cell>
          <table:table-cell office:value-type="float" office:value="216288" table:style-name="ce23">
            <text:p>216,288</text:p>
          </table:table-cell>
          <table:table-cell office:value-type="float" office:value="102009" table:style-name="ce23">
            <text:p>102,009</text:p>
          </table:table-cell>
          <table:table-cell office:value-type="float" office:value="114279" table:style-name="ce23">
            <text:p>114,279</text:p>
          </table:table-cell>
          <table:table-cell office:value-type="float" office:value="10.11" table:style-name="ce22">
            <text:p>10.11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62699" table:style-name="ce23">
            <text:p>2,762,699</text:p>
          </table:table-cell>
          <table:table-cell office:value-type="float" office:value="1364335" table:style-name="ce23">
            <text:p>1,364,335</text:p>
          </table:table-cell>
          <table:table-cell office:value-type="float" office:value="1398364" table:style-name="ce23">
            <text:p>1,398,364</text:p>
          </table:table-cell>
          <table:table-cell office:value-type="float" office:value="139217" table:style-name="ce23">
            <text:p>139,217</text:p>
          </table:table-cell>
          <table:table-cell office:value-type="float" office:value="72098" table:style-name="ce23">
            <text:p>72,098</text:p>
          </table:table-cell>
          <table:table-cell office:value-type="float" office:value="67119" table:style-name="ce23">
            <text:p>67,119</text:p>
          </table:table-cell>
          <table:table-cell office:value-type="float" office:value="5.04" table:style-name="ce24">
            <text:p>5.04</text:p>
          </table:table-cell>
          <table:table-cell office:value-type="float" office:value="188061" table:style-name="ce23">
            <text:p>188,061</text:p>
          </table:table-cell>
          <table:table-cell office:value-type="float" office:value="97529" table:style-name="ce23">
            <text:p>97,529</text:p>
          </table:table-cell>
          <table:table-cell office:value-type="float" office:value="90532" table:style-name="ce23">
            <text:p>90,532</text:p>
          </table:table-cell>
          <table:table-cell office:value-type="float" office:value="6.81" table:style-name="ce24">
            <text:p>6.81</text:p>
          </table:table-cell>
          <table:table-cell office:value-type="float" office:value="319801" table:style-name="ce23">
            <text:p>319,801</text:p>
          </table:table-cell>
          <table:table-cell office:value-type="float" office:value="166017" table:style-name="ce23">
            <text:p>166,017</text:p>
          </table:table-cell>
          <table:table-cell office:value-type="float" office:value="153784" table:style-name="ce23">
            <text:p>153,784</text:p>
          </table:table-cell>
          <table:table-cell office:value-type="float" office:value="11.58" table:style-name="ce24">
            <text:p>11.58</text:p>
          </table:table-cell>
          <table:table-cell office:value-type="float" office:value="347968" table:style-name="ce23">
            <text:p>347,968</text:p>
          </table:table-cell>
          <table:table-cell office:value-type="float" office:value="180604" table:style-name="ce23">
            <text:p>180,604</text:p>
          </table:table-cell>
          <table:table-cell office:value-type="float" office:value="167364" table:style-name="ce23">
            <text:p>167,364</text:p>
          </table:table-cell>
          <table:table-cell office:value-type="float" office:value="12.6" table:style-name="ce24">
            <text:p>12.60</text:p>
          </table:table-cell>
          <table:table-cell office:value-type="float" office:value="198309" table:style-name="ce23">
            <text:p>198,309</text:p>
          </table:table-cell>
          <table:table-cell office:value-type="float" office:value="103051" table:style-name="ce23">
            <text:p>103,051</text:p>
          </table:table-cell>
          <table:table-cell office:value-type="float" office:value="95258" table:style-name="ce23">
            <text:p>95,258</text:p>
          </table:table-cell>
          <table:table-cell office:value-type="float" office:value="7.18" table:style-name="ce24">
            <text:p>7.18</text:p>
          </table:table-cell>
          <table:table-cell office:value-type="float" office:value="2167798" table:style-name="ce23">
            <text:p>2,167,798</text:p>
          </table:table-cell>
          <table:table-cell office:value-type="float" office:value="1055327" table:style-name="ce23">
            <text:p>1,055,327</text:p>
          </table:table-cell>
          <table:table-cell office:value-type="float" office:value="1112471" table:style-name="ce23">
            <text:p>1,112,471</text:p>
          </table:table-cell>
          <table:table-cell office:value-type="float" office:value="78.47" table:style-name="ce24">
            <text:p>78.47</text:p>
          </table:table-cell>
          <table:table-cell office:value-type="float" office:value="298124" table:style-name="ce23">
            <text:p>298,124</text:p>
          </table:table-cell>
          <table:table-cell office:value-type="float" office:value="138082" table:style-name="ce23">
            <text:p>138,082</text:p>
          </table:table-cell>
          <table:table-cell office:value-type="float" office:value="160042" table:style-name="ce23">
            <text:p>160,042</text:p>
          </table:table-cell>
          <table:table-cell office:value-type="float" office:value="10.79" table:style-name="ce22">
            <text:p>10.7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603" table:style-name="ce23">
            <text:p>1,885,603</text:p>
          </table:table-cell>
          <table:table-cell office:value-type="float" office:value="943086" table:style-name="ce23">
            <text:p>943,086</text:p>
          </table:table-cell>
          <table:table-cell office:value-type="float" office:value="942517" table:style-name="ce23">
            <text:p>942,517</text:p>
          </table:table-cell>
          <table:table-cell office:value-type="float" office:value="79435" table:style-name="ce23">
            <text:p>79,435</text:p>
          </table:table-cell>
          <table:table-cell office:value-type="float" office:value="41207" table:style-name="ce23">
            <text:p>41,207</text:p>
          </table:table-cell>
          <table:table-cell office:value-type="float" office:value="38228" table:style-name="ce23">
            <text:p>38,228</text:p>
          </table:table-cell>
          <table:table-cell office:value-type="float" office:value="4.21" table:style-name="ce24">
            <text:p>4.21</text:p>
          </table:table-cell>
          <table:table-cell office:value-type="float" office:value="106901" table:style-name="ce23">
            <text:p>106,901</text:p>
          </table:table-cell>
          <table:table-cell office:value-type="float" office:value="55631" table:style-name="ce23">
            <text:p>55,631</text:p>
          </table:table-cell>
          <table:table-cell office:value-type="float" office:value="51270" table:style-name="ce23">
            <text:p>51,270</text:p>
          </table:table-cell>
          <table:table-cell office:value-type="float" office:value="5.67" table:style-name="ce24">
            <text:p>5.67</text:p>
          </table:table-cell>
          <table:table-cell office:value-type="float" office:value="184484" table:style-name="ce23">
            <text:p>184,484</text:p>
          </table:table-cell>
          <table:table-cell office:value-type="float" office:value="95971" table:style-name="ce23">
            <text:p>95,971</text:p>
          </table:table-cell>
          <table:table-cell office:value-type="float" office:value="88513" table:style-name="ce23">
            <text:p>88,513</text:p>
          </table:table-cell>
          <table:table-cell office:value-type="float" office:value="9.7799999999999994" table:style-name="ce24">
            <text:p>9.78</text:p>
          </table:table-cell>
          <table:table-cell office:value-type="float" office:value="201052" table:style-name="ce23">
            <text:p>201,052</text:p>
          </table:table-cell>
          <table:table-cell office:value-type="float" office:value="104576" table:style-name="ce23">
            <text:p>104,576</text:p>
          </table:table-cell>
          <table:table-cell office:value-type="float" office:value="96476" table:style-name="ce23">
            <text:p>96,476</text:p>
          </table:table-cell>
          <table:table-cell office:value-type="float" office:value="10.66" table:style-name="ce24">
            <text:p>10.66</text:p>
          </table:table-cell>
          <table:table-cell office:value-type="float" office:value="117322" table:style-name="ce23">
            <text:p>117,322</text:p>
          </table:table-cell>
          <table:table-cell office:value-type="float" office:value="61173" table:style-name="ce23">
            <text:p>61,173</text:p>
          </table:table-cell>
          <table:table-cell office:value-type="float" office:value="56149" table:style-name="ce23">
            <text:p>56,149</text:p>
          </table:table-cell>
          <table:table-cell office:value-type="float" office:value="6.22" table:style-name="ce24">
            <text:p>6.22</text:p>
          </table:table-cell>
          <table:table-cell office:value-type="float" office:value="1537630" table:style-name="ce23">
            <text:p>1,537,630</text:p>
          </table:table-cell>
          <table:table-cell office:value-type="float" office:value="761679" table:style-name="ce23">
            <text:p>761,679</text:p>
          </table:table-cell>
          <table:table-cell office:value-type="float" office:value="775951" table:style-name="ce23">
            <text:p>775,951</text:p>
          </table:table-cell>
          <table:table-cell office:value-type="float" office:value="81.55" table:style-name="ce24">
            <text:p>81.55</text:p>
          </table:table-cell>
          <table:table-cell office:value-type="float" office:value="257337" table:style-name="ce23">
            <text:p>257,337</text:p>
          </table:table-cell>
          <table:table-cell office:value-type="float" office:value="117948" table:style-name="ce23">
            <text:p>117,948</text:p>
          </table:table-cell>
          <table:table-cell office:value-type="float" office:value="139389" table:style-name="ce23">
            <text:p>139,389</text:p>
          </table:table-cell>
          <table:table-cell office:value-type="float" office:value="13.65" table:style-name="ce22">
            <text:p>13.65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375" table:style-name="ce23">
            <text:p>2,778,375</text:p>
          </table:table-cell>
          <table:table-cell office:value-type="float" office:value="1378994" table:style-name="ce23">
            <text:p>1,378,994</text:p>
          </table:table-cell>
          <table:table-cell office:value-type="float" office:value="1399381" table:style-name="ce23">
            <text:p>1,399,381</text:p>
          </table:table-cell>
          <table:table-cell office:value-type="float" office:value="113383" table:style-name="ce23">
            <text:p>113,383</text:p>
          </table:table-cell>
          <table:table-cell office:value-type="float" office:value="58680" table:style-name="ce23">
            <text:p>58,680</text:p>
          </table:table-cell>
          <table:table-cell office:value-type="float" office:value="54703" table:style-name="ce23">
            <text:p>54,703</text:p>
          </table:table-cell>
          <table:table-cell office:value-type="float" office:value="4.08" table:style-name="ce24">
            <text:p>4.08</text:p>
          </table:table-cell>
          <table:table-cell office:value-type="float" office:value="153063" table:style-name="ce23">
            <text:p>153,063</text:p>
          </table:table-cell>
          <table:table-cell office:value-type="float" office:value="79235" table:style-name="ce23">
            <text:p>79,235</text:p>
          </table:table-cell>
          <table:table-cell office:value-type="float" office:value="73828" table:style-name="ce23">
            <text:p>73,828</text:p>
          </table:table-cell>
          <table:table-cell office:value-type="float" office:value="5.51" table:style-name="ce24">
            <text:p>5.51</text:p>
          </table:table-cell>
          <table:table-cell office:value-type="float" office:value="266473" table:style-name="ce23">
            <text:p>266,473</text:p>
          </table:table-cell>
          <table:table-cell office:value-type="float" office:value="138173" table:style-name="ce23">
            <text:p>138,173</text:p>
          </table:table-cell>
          <table:table-cell office:value-type="float" office:value="128300" table:style-name="ce23">
            <text:p>128,300</text:p>
          </table:table-cell>
          <table:table-cell office:value-type="float" office:value="9.59" table:style-name="ce24">
            <text:p>9.59</text:p>
          </table:table-cell>
          <table:table-cell office:value-type="float" office:value="290683" table:style-name="ce23">
            <text:p>290,683</text:p>
          </table:table-cell>
          <table:table-cell office:value-type="float" office:value="150849" table:style-name="ce23">
            <text:p>150,849</text:p>
          </table:table-cell>
          <table:table-cell office:value-type="float" office:value="139834" table:style-name="ce23">
            <text:p>139,834</text:p>
          </table:table-cell>
          <table:table-cell office:value-type="float" office:value="10.46" table:style-name="ce24">
            <text:p>10.46</text:p>
          </table:table-cell>
          <table:table-cell office:value-type="float" office:value="175241" table:style-name="ce23">
            <text:p>175,241</text:p>
          </table:table-cell>
          <table:table-cell office:value-type="float" office:value="91110" table:style-name="ce23">
            <text:p>91,110</text:p>
          </table:table-cell>
          <table:table-cell office:value-type="float" office:value="84131" table:style-name="ce23">
            <text:p>84,131</text:p>
          </table:table-cell>
          <table:table-cell office:value-type="float" office:value="6.31" table:style-name="ce24">
            <text:p>6.31</text:p>
          </table:table-cell>
          <table:table-cell office:value-type="float" office:value="2267722" table:style-name="ce23">
            <text:p>2,267,722</text:p>
          </table:table-cell>
          <table:table-cell office:value-type="float" office:value="1114128" table:style-name="ce23">
            <text:p>1,114,128</text:p>
          </table:table-cell>
          <table:table-cell office:value-type="float" office:value="1153594" table:style-name="ce23">
            <text:p>1,153,594</text:p>
          </table:table-cell>
          <table:table-cell office:value-type="float" office:value="81.62" table:style-name="ce24">
            <text:p>81.62</text:p>
          </table:table-cell>
          <table:table-cell office:value-type="float" office:value="369173" table:style-name="ce23">
            <text:p>369,173</text:p>
          </table:table-cell>
          <table:table-cell office:value-type="float" office:value="171282" table:style-name="ce23">
            <text:p>171,282</text:p>
          </table:table-cell>
          <table:table-cell office:value-type="float" office:value="197891" table:style-name="ce23">
            <text:p>197,891</text:p>
          </table:table-cell>
          <table:table-cell office:value-type="float" office:value="13.29" table:style-name="ce22">
            <text:p>13.29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39309" table:style-name="ce23">
            <text:p>7,139,309</text:p>
          </table:table-cell>
          <table:table-cell office:value-type="float" office:value="3644493" table:style-name="ce23">
            <text:p>3,644,493</text:p>
          </table:table-cell>
          <table:table-cell office:value-type="float" office:value="3494816" table:style-name="ce23">
            <text:p>3,494,816</text:p>
          </table:table-cell>
          <table:table-cell office:value-type="float" office:value="292094" table:style-name="ce23">
            <text:p>292,094</text:p>
          </table:table-cell>
          <table:table-cell office:value-type="float" office:value="151685" table:style-name="ce23">
            <text:p>151,685</text:p>
          </table:table-cell>
          <table:table-cell office:value-type="float" office:value="140409" table:style-name="ce23">
            <text:p>140,409</text:p>
          </table:table-cell>
          <table:table-cell office:value-type="float" office:value="4.09" table:style-name="ce24">
            <text:p>4.09</text:p>
          </table:table-cell>
          <table:table-cell office:value-type="float" office:value="398451" table:style-name="ce23">
            <text:p>398,451</text:p>
          </table:table-cell>
          <table:table-cell office:value-type="float" office:value="207164" table:style-name="ce23">
            <text:p>207,164</text:p>
          </table:table-cell>
          <table:table-cell office:value-type="float" office:value="191287" table:style-name="ce23">
            <text:p>191,287</text:p>
          </table:table-cell>
          <table:table-cell office:value-type="float" office:value="5.58" table:style-name="ce24">
            <text:p>5.58</text:p>
          </table:table-cell>
          <table:table-cell office:value-type="float" office:value="708163" table:style-name="ce23">
            <text:p>708,163</text:p>
          </table:table-cell>
          <table:table-cell office:value-type="float" office:value="369253" table:style-name="ce23">
            <text:p>369,253</text:p>
          </table:table-cell>
          <table:table-cell office:value-type="float" office:value="338910" table:style-name="ce23">
            <text:p>338,910</text:p>
          </table:table-cell>
          <table:table-cell office:value-type="float" office:value="9.92" table:style-name="ce24">
            <text:p>9.92</text:p>
          </table:table-cell>
          <table:table-cell office:value-type="float" office:value="777363" table:style-name="ce23">
            <text:p>777,363</text:p>
          </table:table-cell>
          <table:table-cell office:value-type="float" office:value="405865" table:style-name="ce23">
            <text:p>405,865</text:p>
          </table:table-cell>
          <table:table-cell office:value-type="float" office:value="371498" table:style-name="ce23">
            <text:p>371,498</text:p>
          </table:table-cell>
          <table:table-cell office:value-type="float" office:value="10.89" table:style-name="ce24">
            <text:p>10.89</text:p>
          </table:table-cell>
          <table:table-cell office:value-type="float" office:value="483894" table:style-name="ce23">
            <text:p>483,894</text:p>
          </table:table-cell>
          <table:table-cell office:value-type="float" office:value="254271" table:style-name="ce23">
            <text:p>254,271</text:p>
          </table:table-cell>
          <table:table-cell office:value-type="float" office:value="229623" table:style-name="ce23">
            <text:p>229,623</text:p>
          </table:table-cell>
          <table:table-cell office:value-type="float" office:value="6.78" table:style-name="ce24">
            <text:p>6.78</text:p>
          </table:table-cell>
          <table:table-cell office:value-type="float" office:value="5756682" table:style-name="ce23">
            <text:p>5,756,682</text:p>
          </table:table-cell>
          <table:table-cell office:value-type="float" office:value="2921615" table:style-name="ce23">
            <text:p>2,921,615</text:p>
          </table:table-cell>
          <table:table-cell office:value-type="float" office:value="2835067" table:style-name="ce23">
            <text:p>2,835,067</text:p>
          </table:table-cell>
          <table:table-cell office:value-type="float" office:value="80.63" table:style-name="ce24">
            <text:p>80.63</text:p>
          </table:table-cell>
          <table:table-cell office:value-type="float" office:value="1041186" table:style-name="ce23">
            <text:p>1,041,186</text:p>
          </table:table-cell>
          <table:table-cell office:value-type="float" office:value="481877" table:style-name="ce23">
            <text:p>481,877</text:p>
          </table:table-cell>
          <table:table-cell office:value-type="float" office:value="559309" table:style-name="ce23">
            <text:p>559,309</text:p>
          </table:table-cell>
          <table:table-cell office:value-type="float" office:value="14.58" table:style-name="ce22">
            <text:p>14.58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599" table:style-name="ce18">
            <text:p>457,599</text:p>
          </table:table-cell>
          <table:table-cell office:value-type="float" office:value="231786" table:style-name="ce18">
            <text:p>231,786</text:p>
          </table:table-cell>
          <table:table-cell office:value-type="float" office:value="225813" table:style-name="ce18">
            <text:p>225,813</text:p>
          </table:table-cell>
          <table:table-cell office:value-type="float" office:value="17677" table:style-name="ce18">
            <text:p>17,677</text:p>
          </table:table-cell>
          <table:table-cell office:value-type="float" office:value="9255" table:style-name="ce18">
            <text:p>9,255</text:p>
          </table:table-cell>
          <table:table-cell office:value-type="float" office:value="8422" table:style-name="ce18">
            <text:p>8,422</text:p>
          </table:table-cell>
          <table:table-cell office:value-type="float" office:value="3.86" table:style-name="ce19">
            <text:p>3.86</text:p>
          </table:table-cell>
          <table:table-cell office:value-type="float" office:value="24346" table:style-name="ce18">
            <text:p>24,346</text:p>
          </table:table-cell>
          <table:table-cell office:value-type="float" office:value="12704" table:style-name="ce18">
            <text:p>12,704</text:p>
          </table:table-cell>
          <table:table-cell office:value-type="float" office:value="11642" table:style-name="ce18">
            <text:p>11,642</text:p>
          </table:table-cell>
          <table:table-cell office:value-type="float" office:value="5.32" table:style-name="ce19">
            <text:p>5.32</text:p>
          </table:table-cell>
          <table:table-cell office:value-type="float" office:value="43400" table:style-name="ce18">
            <text:p>43,400</text:p>
          </table:table-cell>
          <table:table-cell office:value-type="float" office:value="22555" table:style-name="ce18">
            <text:p>22,555</text:p>
          </table:table-cell>
          <table:table-cell office:value-type="float" office:value="20845" table:style-name="ce18">
            <text:p>20,845</text:p>
          </table:table-cell>
          <table:table-cell office:value-type="float" office:value="9.48" table:style-name="ce19">
            <text:p>9.48</text:p>
          </table:table-cell>
          <table:table-cell office:value-type="float" office:value="47735" table:style-name="ce18">
            <text:p>47,735</text:p>
          </table:table-cell>
          <table:table-cell office:value-type="float" office:value="24848" table:style-name="ce18">
            <text:p>24,848</text:p>
          </table:table-cell>
          <table:table-cell office:value-type="float" office:value="22887" table:style-name="ce18">
            <text:p>22,887</text:p>
          </table:table-cell>
          <table:table-cell office:value-type="float" office:value="10.43" table:style-name="ce19">
            <text:p>10.43</text:p>
          </table:table-cell>
          <table:table-cell office:value-type="float" office:value="30170" table:style-name="ce18">
            <text:p>30,170</text:p>
          </table:table-cell>
          <table:table-cell office:value-type="float" office:value="15797" table:style-name="ce18">
            <text:p>15,797</text:p>
          </table:table-cell>
          <table:table-cell office:value-type="float" office:value="14373" table:style-name="ce18">
            <text:p>14,373</text:p>
          </table:table-cell>
          <table:table-cell office:value-type="float" office:value="6.59" table:style-name="ce19">
            <text:p>6.59</text:p>
          </table:table-cell>
          <table:table-cell office:value-type="float" office:value="371509" table:style-name="ce18">
            <text:p>371,509</text:p>
          </table:table-cell>
          <table:table-cell office:value-type="float" office:value="186927" table:style-name="ce18">
            <text:p>186,927</text:p>
          </table:table-cell>
          <table:table-cell office:value-type="float" office:value="184582" table:style-name="ce18">
            <text:p>184,582</text:p>
          </table:table-cell>
          <table:table-cell office:value-type="float" office:value="81.19" table:style-name="ce19">
            <text:p>81.19</text:p>
          </table:table-cell>
          <table:table-cell office:value-type="float" office:value="67121" table:style-name="ce18">
            <text:p>67,121</text:p>
          </table:table-cell>
          <table:table-cell office:value-type="float" office:value="31306" table:style-name="ce18">
            <text:p>31,306</text:p>
          </table:table-cell>
          <table:table-cell office:value-type="float" office:value="35815" table:style-name="ce18">
            <text:p>35,815</text:p>
          </table:table-cell>
          <table:table-cell office:value-type="float" office:value="14.67" table:style-name="ce17">
            <text:p>14.6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6672" table:style-name="ce18">
            <text:p>546,672</text:p>
          </table:table-cell>
          <table:table-cell office:value-type="float" office:value="279710" table:style-name="ce18">
            <text:p>279,710</text:p>
          </table:table-cell>
          <table:table-cell office:value-type="float" office:value="266962" table:style-name="ce18">
            <text:p>266,962</text:p>
          </table:table-cell>
          <table:table-cell office:value-type="float" office:value="30471" table:style-name="ce18">
            <text:p>30,471</text:p>
          </table:table-cell>
          <table:table-cell office:value-type="float" office:value="15735" table:style-name="ce18">
            <text:p>15,735</text:p>
          </table:table-cell>
          <table:table-cell office:value-type="float" office:value="14736" table:style-name="ce18">
            <text:p>14,736</text:p>
          </table:table-cell>
          <table:table-cell office:value-type="float" office:value="5.57" table:style-name="ce19">
            <text:p>5.57</text:p>
          </table:table-cell>
          <table:table-cell office:value-type="float" office:value="41972" table:style-name="ce18">
            <text:p>41,972</text:p>
          </table:table-cell>
          <table:table-cell office:value-type="float" office:value="21782" table:style-name="ce18">
            <text:p>21,782</text:p>
          </table:table-cell>
          <table:table-cell office:value-type="float" office:value="20190" table:style-name="ce18">
            <text:p>20,190</text:p>
          </table:table-cell>
          <table:table-cell office:value-type="float" office:value="7.68" table:style-name="ce19">
            <text:p>7.68</text:p>
          </table:table-cell>
          <table:table-cell office:value-type="float" office:value="72704" table:style-name="ce18">
            <text:p>72,704</text:p>
          </table:table-cell>
          <table:table-cell office:value-type="float" office:value="37925" table:style-name="ce18">
            <text:p>37,925</text:p>
          </table:table-cell>
          <table:table-cell office:value-type="float" office:value="34779" table:style-name="ce18">
            <text:p>34,779</text:p>
          </table:table-cell>
          <table:table-cell office:value-type="float" office:value="13.3" table:style-name="ce19">
            <text:p>13.30</text:p>
          </table:table-cell>
          <table:table-cell office:value-type="float" office:value="78796" table:style-name="ce18">
            <text:p>78,796</text:p>
          </table:table-cell>
          <table:table-cell office:value-type="float" office:value="41098" table:style-name="ce18">
            <text:p>41,098</text:p>
          </table:table-cell>
          <table:table-cell office:value-type="float" office:value="37698" table:style-name="ce18">
            <text:p>37,698</text:p>
          </table:table-cell>
          <table:table-cell office:value-type="float" office:value="14.41" table:style-name="ce19">
            <text:p>14.41</text:p>
          </table:table-cell>
          <table:table-cell office:value-type="float" office:value="40362" table:style-name="ce18">
            <text:p>40,362</text:p>
          </table:table-cell>
          <table:table-cell office:value-type="float" office:value="21217" table:style-name="ce18">
            <text:p>21,217</text:p>
          </table:table-cell>
          <table:table-cell office:value-type="float" office:value="19145" table:style-name="ce18">
            <text:p>19,145</text:p>
          </table:table-cell>
          <table:table-cell office:value-type="float" office:value="7.38" table:style-name="ce19">
            <text:p>7.38</text:p>
          </table:table-cell>
          <table:table-cell office:value-type="float" office:value="418806" table:style-name="ce18">
            <text:p>418,806</text:p>
          </table:table-cell>
          <table:table-cell office:value-type="float" office:value="212828" table:style-name="ce18">
            <text:p>212,828</text:p>
          </table:table-cell>
          <table:table-cell office:value-type="float" office:value="205978" table:style-name="ce18">
            <text:p>205,978</text:p>
          </table:table-cell>
          <table:table-cell office:value-type="float" office:value="76.61" table:style-name="ce19">
            <text:p>76.61</text:p>
          </table:table-cell>
          <table:table-cell office:value-type="float" office:value="63632" table:style-name="ce18">
            <text:p>63,632</text:p>
          </table:table-cell>
          <table:table-cell office:value-type="float" office:value="30618" table:style-name="ce18">
            <text:p>30,618</text:p>
          </table:table-cell>
          <table:table-cell office:value-type="float" office:value="33014" table:style-name="ce18">
            <text:p>33,014</text:p>
          </table:table-cell>
          <table:table-cell office:value-type="float" office:value="11.64" table:style-name="ce17">
            <text:p>11.6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59886" table:style-name="ce18">
            <text:p>559,886</text:p>
          </table:table-cell>
          <table:table-cell office:value-type="float" office:value="288701" table:style-name="ce18">
            <text:p>288,701</text:p>
          </table:table-cell>
          <table:table-cell office:value-type="float" office:value="271185" table:style-name="ce18">
            <text:p>271,185</text:p>
          </table:table-cell>
          <table:table-cell office:value-type="float" office:value="26123" table:style-name="ce18">
            <text:p>26,123</text:p>
          </table:table-cell>
          <table:table-cell office:value-type="float" office:value="13472" table:style-name="ce18">
            <text:p>13,472</text:p>
          </table:table-cell>
          <table:table-cell office:value-type="float" office:value="12651" table:style-name="ce18">
            <text:p>12,651</text:p>
          </table:table-cell>
          <table:table-cell office:value-type="float" office:value="4.67" table:style-name="ce19">
            <text:p>4.67</text:p>
          </table:table-cell>
          <table:table-cell office:value-type="float" office:value="34723" table:style-name="ce18">
            <text:p>34,723</text:p>
          </table:table-cell>
          <table:table-cell office:value-type="float" office:value="17975" table:style-name="ce18">
            <text:p>17,975</text:p>
          </table:table-cell>
          <table:table-cell office:value-type="float" office:value="16748" table:style-name="ce18">
            <text:p>16,748</text:p>
          </table:table-cell>
          <table:table-cell office:value-type="float" office:value="6.2" table:style-name="ce19">
            <text:p>6.20</text:p>
          </table:table-cell>
          <table:table-cell office:value-type="float" office:value="59479" table:style-name="ce18">
            <text:p>59,479</text:p>
          </table:table-cell>
          <table:table-cell office:value-type="float" office:value="30969" table:style-name="ce18">
            <text:p>30,969</text:p>
          </table:table-cell>
          <table:table-cell office:value-type="float" office:value="28510" table:style-name="ce18">
            <text:p>28,510</text:p>
          </table:table-cell>
          <table:table-cell office:value-type="float" office:value="10.62" table:style-name="ce19">
            <text:p>10.62</text:p>
          </table:table-cell>
          <table:table-cell office:value-type="float" office:value="64839" table:style-name="ce18">
            <text:p>64,839</text:p>
          </table:table-cell>
          <table:table-cell office:value-type="float" office:value="33819" table:style-name="ce18">
            <text:p>33,819</text:p>
          </table:table-cell>
          <table:table-cell office:value-type="float" office:value="31020" table:style-name="ce18">
            <text:p>31,020</text:p>
          </table:table-cell>
          <table:table-cell office:value-type="float" office:value="11.58" table:style-name="ce19">
            <text:p>11.58</text:p>
          </table:table-cell>
          <table:table-cell office:value-type="float" office:value="37369" table:style-name="ce18">
            <text:p>37,369</text:p>
          </table:table-cell>
          <table:table-cell office:value-type="float" office:value="19856" table:style-name="ce18">
            <text:p>19,856</text:p>
          </table:table-cell>
          <table:table-cell office:value-type="float" office:value="17513" table:style-name="ce18">
            <text:p>17,513</text:p>
          </table:table-cell>
          <table:table-cell office:value-type="float" office:value="6.67" table:style-name="ce19">
            <text:p>6.67</text:p>
          </table:table-cell>
          <table:table-cell office:value-type="float" office:value="448716" table:style-name="ce18">
            <text:p>448,716</text:p>
          </table:table-cell>
          <table:table-cell office:value-type="float" office:value="230358" table:style-name="ce18">
            <text:p>230,358</text:p>
          </table:table-cell>
          <table:table-cell office:value-type="float" office:value="218358" table:style-name="ce18">
            <text:p>218,358</text:p>
          </table:table-cell>
          <table:table-cell office:value-type="float" office:value="80.14" table:style-name="ce19">
            <text:p>80.14</text:p>
          </table:table-cell>
          <table:table-cell office:value-type="float" office:value="82199" table:style-name="ce18">
            <text:p>82,199</text:p>
          </table:table-cell>
          <table:table-cell office:value-type="float" office:value="39048" table:style-name="ce18">
            <text:p>39,048</text:p>
          </table:table-cell>
          <table:table-cell office:value-type="float" office:value="43151" table:style-name="ce18">
            <text:p>43,151</text:p>
          </table:table-cell>
          <table:table-cell office:value-type="float" office:value="14.68" table:style-name="ce17">
            <text:p>14.68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7450" table:style-name="ce18">
            <text:p>1,287,450</text:p>
          </table:table-cell>
          <table:table-cell office:value-type="float" office:value="656974" table:style-name="ce18">
            <text:p>656,974</text:p>
          </table:table-cell>
          <table:table-cell office:value-type="float" office:value="630476" table:style-name="ce18">
            <text:p>630,476</text:p>
          </table:table-cell>
          <table:table-cell office:value-type="float" office:value="58426" table:style-name="ce18">
            <text:p>58,426</text:p>
          </table:table-cell>
          <table:table-cell office:value-type="float" office:value="30420" table:style-name="ce18">
            <text:p>30,420</text:p>
          </table:table-cell>
          <table:table-cell office:value-type="float" office:value="28006" table:style-name="ce18">
            <text:p>28,006</text:p>
          </table:table-cell>
          <table:table-cell office:value-type="float" office:value="4.54" table:style-name="ce19">
            <text:p>4.54</text:p>
          </table:table-cell>
          <table:table-cell office:value-type="float" office:value="77854" table:style-name="ce18">
            <text:p>77,854</text:p>
          </table:table-cell>
          <table:table-cell office:value-type="float" office:value="40530" table:style-name="ce18">
            <text:p>40,530</text:p>
          </table:table-cell>
          <table:table-cell office:value-type="float" office:value="37324" table:style-name="ce18">
            <text:p>37,324</text:p>
          </table:table-cell>
          <table:table-cell office:value-type="float" office:value="6.05" table:style-name="ce19">
            <text:p>6.05</text:p>
          </table:table-cell>
          <table:table-cell office:value-type="float" office:value="134693" table:style-name="ce18">
            <text:p>134,693</text:p>
          </table:table-cell>
          <table:table-cell office:value-type="float" office:value="70359" table:style-name="ce18">
            <text:p>70,359</text:p>
          </table:table-cell>
          <table:table-cell office:value-type="float" office:value="64334" table:style-name="ce18">
            <text:p>64,334</text:p>
          </table:table-cell>
          <table:table-cell office:value-type="float" office:value="10.46" table:style-name="ce19">
            <text:p>10.46</text:p>
          </table:table-cell>
          <table:table-cell office:value-type="float" office:value="147781" table:style-name="ce18">
            <text:p>147,781</text:p>
          </table:table-cell>
          <table:table-cell office:value-type="float" office:value="77346" table:style-name="ce18">
            <text:p>77,346</text:p>
          </table:table-cell>
          <table:table-cell office:value-type="float" office:value="70435" table:style-name="ce18">
            <text:p>70,435</text:p>
          </table:table-cell>
          <table:table-cell office:value-type="float" office:value="11.48" table:style-name="ce19">
            <text:p>11.48</text:p>
          </table:table-cell>
          <table:table-cell office:value-type="float" office:value="90191" table:style-name="ce18">
            <text:p>90,191</text:p>
          </table:table-cell>
          <table:table-cell office:value-type="float" office:value="47532" table:style-name="ce18">
            <text:p>47,532</text:p>
          </table:table-cell>
          <table:table-cell office:value-type="float" office:value="42659" table:style-name="ce18">
            <text:p>42,659</text:p>
          </table:table-cell>
          <table:table-cell office:value-type="float" office:value="7.01" table:style-name="ce19">
            <text:p>7.01</text:p>
          </table:table-cell>
          <table:table-cell office:value-type="float" office:value="1027629" table:style-name="ce18">
            <text:p>1,027,629</text:p>
          </table:table-cell>
          <table:table-cell office:value-type="float" office:value="520937" table:style-name="ce18">
            <text:p>520,937</text:p>
          </table:table-cell>
          <table:table-cell office:value-type="float" office:value="506692" table:style-name="ce18">
            <text:p>506,692</text:p>
          </table:table-cell>
          <table:table-cell office:value-type="float" office:value="79.819999999999993" table:style-name="ce19">
            <text:p>79.82</text:p>
          </table:table-cell>
          <table:table-cell office:value-type="float" office:value="181377" table:style-name="ce18">
            <text:p>181,377</text:p>
          </table:table-cell>
          <table:table-cell office:value-type="float" office:value="83324" table:style-name="ce18">
            <text:p>83,324</text:p>
          </table:table-cell>
          <table:table-cell office:value-type="float" office:value="98053" table:style-name="ce18">
            <text:p>98,053</text:p>
          </table:table-cell>
          <table:table-cell office:value-type="float" office:value="14.09" table:style-name="ce17">
            <text:p>14.0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5660" table:style-name="ce18">
            <text:p>505,660</text:p>
          </table:table-cell>
          <table:table-cell office:value-type="float" office:value="259303" table:style-name="ce18">
            <text:p>259,303</text:p>
          </table:table-cell>
          <table:table-cell office:value-type="float" office:value="246357" table:style-name="ce18">
            <text:p>246,357</text:p>
          </table:table-cell>
          <table:table-cell office:value-type="float" office:value="17011" table:style-name="ce18">
            <text:p>17,011</text:p>
          </table:table-cell>
          <table:table-cell office:value-type="float" office:value="8853" table:style-name="ce18">
            <text:p>8,853</text:p>
          </table:table-cell>
          <table:table-cell office:value-type="float" office:value="8158" table:style-name="ce18">
            <text:p>8,158</text:p>
          </table:table-cell>
          <table:table-cell office:value-type="float" office:value="3.36" table:style-name="ce19">
            <text:p>3.36</text:p>
          </table:table-cell>
          <table:table-cell office:value-type="float" office:value="23634" table:style-name="ce18">
            <text:p>23,634</text:p>
          </table:table-cell>
          <table:table-cell office:value-type="float" office:value="12279" table:style-name="ce18">
            <text:p>12,279</text:p>
          </table:table-cell>
          <table:table-cell office:value-type="float" office:value="11355" table:style-name="ce18">
            <text:p>11,355</text:p>
          </table:table-cell>
          <table:table-cell office:value-type="float" office:value="4.67" table:style-name="ce19">
            <text:p>4.67</text:p>
          </table:table-cell>
          <table:table-cell office:value-type="float" office:value="43538" table:style-name="ce18">
            <text:p>43,538</text:p>
          </table:table-cell>
          <table:table-cell office:value-type="float" office:value="22585" table:style-name="ce18">
            <text:p>22,585</text:p>
          </table:table-cell>
          <table:table-cell office:value-type="float" office:value="20953" table:style-name="ce18">
            <text:p>20,953</text:p>
          </table:table-cell>
          <table:table-cell office:value-type="float" office:value="8.61" table:style-name="ce19">
            <text:p>8.61</text:p>
          </table:table-cell>
          <table:table-cell office:value-type="float" office:value="48215" table:style-name="ce18">
            <text:p>48,215</text:p>
          </table:table-cell>
          <table:table-cell office:value-type="float" office:value="25032" table:style-name="ce18">
            <text:p>25,032</text:p>
          </table:table-cell>
          <table:table-cell office:value-type="float" office:value="23183" table:style-name="ce18">
            <text:p>23,183</text:p>
          </table:table-cell>
          <table:table-cell office:value-type="float" office:value="9.5399999999999991" table:style-name="ce19">
            <text:p>9.54</text:p>
          </table:table-cell>
          <table:table-cell office:value-type="float" office:value="33552" table:style-name="ce18">
            <text:p>33,552</text:p>
          </table:table-cell>
          <table:table-cell office:value-type="float" office:value="17526" table:style-name="ce18">
            <text:p>17,526</text:p>
          </table:table-cell>
          <table:table-cell office:value-type="float" office:value="16026" table:style-name="ce18">
            <text:p>16,026</text:p>
          </table:table-cell>
          <table:table-cell office:value-type="float" office:value="6.64" table:style-name="ce19">
            <text:p>6.64</text:p>
          </table:table-cell>
          <table:table-cell office:value-type="float" office:value="415028" table:style-name="ce18">
            <text:p>415,028</text:p>
          </table:table-cell>
          <table:table-cell office:value-type="float" office:value="212208" table:style-name="ce18">
            <text:p>212,208</text:p>
          </table:table-cell>
          <table:table-cell office:value-type="float" office:value="202820" table:style-name="ce18">
            <text:p>202,820</text:p>
          </table:table-cell>
          <table:table-cell office:value-type="float" office:value="82.08" table:style-name="ce19">
            <text:p>82.08</text:p>
          </table:table-cell>
          <table:table-cell office:value-type="float" office:value="79530" table:style-name="ce18">
            <text:p>79,530</text:p>
          </table:table-cell>
          <table:table-cell office:value-type="float" office:value="37146" table:style-name="ce18">
            <text:p>37,146</text:p>
          </table:table-cell>
          <table:table-cell office:value-type="float" office:value="42384" table:style-name="ce18">
            <text:p>42,384</text:p>
          </table:table-cell>
          <table:table-cell office:value-type="float" office:value="15.73" table:style-name="ce17">
            <text:p>15.7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5628" table:style-name="ce18">
            <text:p>695,628</text:p>
          </table:table-cell>
          <table:table-cell office:value-type="float" office:value="361488" table:style-name="ce18">
            <text:p>361,488</text:p>
          </table:table-cell>
          <table:table-cell office:value-type="float" office:value="334140" table:style-name="ce18">
            <text:p>334,140</text:p>
          </table:table-cell>
          <table:table-cell office:value-type="float" office:value="24981" table:style-name="ce18">
            <text:p>24,981</text:p>
          </table:table-cell>
          <table:table-cell office:value-type="float" office:value="12940" table:style-name="ce18">
            <text:p>12,940</text:p>
          </table:table-cell>
          <table:table-cell office:value-type="float" office:value="12041" table:style-name="ce18">
            <text:p>12,041</text:p>
          </table:table-cell>
          <table:table-cell office:value-type="float" office:value="3.59" table:style-name="ce19">
            <text:p>3.59</text:p>
          </table:table-cell>
          <table:table-cell office:value-type="float" office:value="34351" table:style-name="ce18">
            <text:p>34,351</text:p>
          </table:table-cell>
          <table:table-cell office:value-type="float" office:value="17837" table:style-name="ce18">
            <text:p>17,837</text:p>
          </table:table-cell>
          <table:table-cell office:value-type="float" office:value="16514" table:style-name="ce18">
            <text:p>16,514</text:p>
          </table:table-cell>
          <table:table-cell office:value-type="float" office:value="4.9400000000000004" table:style-name="ce19">
            <text:p>4.94</text:p>
          </table:table-cell>
          <table:table-cell office:value-type="float" office:value="63416" table:style-name="ce18">
            <text:p>63,416</text:p>
          </table:table-cell>
          <table:table-cell office:value-type="float" office:value="33155" table:style-name="ce18">
            <text:p>33,155</text:p>
          </table:table-cell>
          <table:table-cell office:value-type="float" office:value="30261" table:style-name="ce18">
            <text:p>30,261</text:p>
          </table:table-cell>
          <table:table-cell office:value-type="float" office:value="9.1199999999999992" table:style-name="ce19">
            <text:p>9.12</text:p>
          </table:table-cell>
          <table:table-cell office:value-type="float" office:value="70204" table:style-name="ce18">
            <text:p>70,204</text:p>
          </table:table-cell>
          <table:table-cell office:value-type="float" office:value="36759" table:style-name="ce18">
            <text:p>36,759</text:p>
          </table:table-cell>
          <table:table-cell office:value-type="float" office:value="33445" table:style-name="ce18">
            <text:p>33,445</text:p>
          </table:table-cell>
          <table:table-cell office:value-type="float" office:value="10.09" table:style-name="ce19">
            <text:p>10.09</text:p>
          </table:table-cell>
          <table:table-cell office:value-type="float" office:value="47443" table:style-name="ce18">
            <text:p>47,443</text:p>
          </table:table-cell>
          <table:table-cell office:value-type="float" office:value="24989" table:style-name="ce18">
            <text:p>24,989</text:p>
          </table:table-cell>
          <table:table-cell office:value-type="float" office:value="22454" table:style-name="ce18">
            <text:p>22,454</text:p>
          </table:table-cell>
          <table:table-cell office:value-type="float" office:value="6.82" table:style-name="ce19">
            <text:p>6.82</text:p>
          </table:table-cell>
          <table:table-cell office:value-type="float" office:value="566510" table:style-name="ce18">
            <text:p>566,510</text:p>
          </table:table-cell>
          <table:table-cell office:value-type="float" office:value="293710" table:style-name="ce18">
            <text:p>293,710</text:p>
          </table:table-cell>
          <table:table-cell office:value-type="float" office:value="272800" table:style-name="ce18">
            <text:p>272,800</text:p>
          </table:table-cell>
          <table:table-cell office:value-type="float" office:value="81.44" table:style-name="ce19">
            <text:p>81.44</text:p>
          </table:table-cell>
          <table:table-cell office:value-type="float" office:value="118113" table:style-name="ce18">
            <text:p>118,113</text:p>
          </table:table-cell>
          <table:table-cell office:value-type="float" office:value="53726" table:style-name="ce18">
            <text:p>53,726</text:p>
          </table:table-cell>
          <table:table-cell office:value-type="float" office:value="64387" table:style-name="ce18">
            <text:p>64,387</text:p>
          </table:table-cell>
          <table:table-cell office:value-type="float" office:value="16.98" table:style-name="ce17">
            <text:p>16.9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6218" table:style-name="ce18">
            <text:p>516,218</text:p>
          </table:table-cell>
          <table:table-cell office:value-type="float" office:value="268567" table:style-name="ce18">
            <text:p>268,567</text:p>
          </table:table-cell>
          <table:table-cell office:value-type="float" office:value="247651" table:style-name="ce18">
            <text:p>247,651</text:p>
          </table:table-cell>
          <table:table-cell office:value-type="float" office:value="15187" table:style-name="ce18">
            <text:p>15,187</text:p>
          </table:table-cell>
          <table:table-cell office:value-type="float" office:value="7940" table:style-name="ce18">
            <text:p>7,940</text:p>
          </table:table-cell>
          <table:table-cell office:value-type="float" office:value="7247" table:style-name="ce18">
            <text:p>7,247</text:p>
          </table:table-cell>
          <table:table-cell office:value-type="float" office:value="2.94" table:style-name="ce19">
            <text:p>2.94</text:p>
          </table:table-cell>
          <table:table-cell office:value-type="float" office:value="20911" table:style-name="ce18">
            <text:p>20,911</text:p>
          </table:table-cell>
          <table:table-cell office:value-type="float" office:value="10914" table:style-name="ce18">
            <text:p>10,914</text:p>
          </table:table-cell>
          <table:table-cell office:value-type="float" office:value="9997" table:style-name="ce18">
            <text:p>9,997</text:p>
          </table:table-cell>
          <table:table-cell office:value-type="float" office:value="4.05" table:style-name="ce19">
            <text:p>4.05</text:p>
          </table:table-cell>
          <table:table-cell office:value-type="float" office:value="38993" table:style-name="ce18">
            <text:p>38,993</text:p>
          </table:table-cell>
          <table:table-cell office:value-type="float" office:value="20413" table:style-name="ce18">
            <text:p>20,413</text:p>
          </table:table-cell>
          <table:table-cell office:value-type="float" office:value="18580" table:style-name="ce18">
            <text:p>18,580</text:p>
          </table:table-cell>
          <table:table-cell office:value-type="float" office:value="7.55" table:style-name="ce19">
            <text:p>7.55</text:p>
          </table:table-cell>
          <table:table-cell office:value-type="float" office:value="43246" table:style-name="ce18">
            <text:p>43,246</text:p>
          </table:table-cell>
          <table:table-cell office:value-type="float" office:value="22609" table:style-name="ce18">
            <text:p>22,609</text:p>
          </table:table-cell>
          <table:table-cell office:value-type="float" office:value="20637" table:style-name="ce18">
            <text:p>20,637</text:p>
          </table:table-cell>
          <table:table-cell office:value-type="float" office:value="8.3800000000000008" table:style-name="ce19">
            <text:p>8.38</text:p>
          </table:table-cell>
          <table:table-cell office:value-type="float" office:value="32621" table:style-name="ce18">
            <text:p>32,621</text:p>
          </table:table-cell>
          <table:table-cell office:value-type="float" office:value="17149" table:style-name="ce18">
            <text:p>17,149</text:p>
          </table:table-cell>
          <table:table-cell office:value-type="float" office:value="15472" table:style-name="ce18">
            <text:p>15,472</text:p>
          </table:table-cell>
          <table:table-cell office:value-type="float" office:value="6.32" table:style-name="ce19">
            <text:p>6.32</text:p>
          </table:table-cell>
          <table:table-cell office:value-type="float" office:value="431108" table:style-name="ce18">
            <text:p>431,108</text:p>
          </table:table-cell>
          <table:table-cell office:value-type="float" office:value="223941" table:style-name="ce18">
            <text:p>223,941</text:p>
          </table:table-cell>
          <table:table-cell office:value-type="float" office:value="207167" table:style-name="ce18">
            <text:p>207,167</text:p>
          </table:table-cell>
          <table:table-cell office:value-type="float" office:value="83.51" table:style-name="ce19">
            <text:p>83.51</text:p>
          </table:table-cell>
          <table:table-cell office:value-type="float" office:value="91800" table:style-name="ce18">
            <text:p>91,800</text:p>
          </table:table-cell>
          <table:table-cell office:value-type="float" office:value="41779" table:style-name="ce18">
            <text:p>41,779</text:p>
          </table:table-cell>
          <table:table-cell office:value-type="float" office:value="50021" table:style-name="ce18">
            <text:p>50,021</text:p>
          </table:table-cell>
          <table:table-cell office:value-type="float" office:value="17.78" table:style-name="ce17">
            <text:p>17.78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6699" table:style-name="ce18">
            <text:p>836,699</text:p>
          </table:table-cell>
          <table:table-cell office:value-type="float" office:value="428234" table:style-name="ce18">
            <text:p>428,234</text:p>
          </table:table-cell>
          <table:table-cell office:value-type="float" office:value="408465" table:style-name="ce18">
            <text:p>408,465</text:p>
          </table:table-cell>
          <table:table-cell office:value-type="float" office:value="27606" table:style-name="ce18">
            <text:p>27,606</text:p>
          </table:table-cell>
          <table:table-cell office:value-type="float" office:value="14405" table:style-name="ce18">
            <text:p>14,405</text:p>
          </table:table-cell>
          <table:table-cell office:value-type="float" office:value="13201" table:style-name="ce18">
            <text:p>13,201</text:p>
          </table:table-cell>
          <table:table-cell office:value-type="float" office:value="3.3" table:style-name="ce19">
            <text:p>3.30</text:p>
          </table:table-cell>
          <table:table-cell office:value-type="float" office:value="38002" table:style-name="ce18">
            <text:p>38,002</text:p>
          </table:table-cell>
          <table:table-cell office:value-type="float" office:value="19866" table:style-name="ce18">
            <text:p>19,866</text:p>
          </table:table-cell>
          <table:table-cell office:value-type="float" office:value="18136" table:style-name="ce18">
            <text:p>18,136</text:p>
          </table:table-cell>
          <table:table-cell office:value-type="float" office:value="4.54" table:style-name="ce19">
            <text:p>4.54</text:p>
          </table:table-cell>
          <table:table-cell office:value-type="float" office:value="70263" table:style-name="ce18">
            <text:p>70,263</text:p>
          </table:table-cell>
          <table:table-cell office:value-type="float" office:value="36711" table:style-name="ce18">
            <text:p>36,711</text:p>
          </table:table-cell>
          <table:table-cell office:value-type="float" office:value="33552" table:style-name="ce18">
            <text:p>33,552</text:p>
          </table:table-cell>
          <table:table-cell office:value-type="float" office:value="8.4" table:style-name="ce19">
            <text:p>8.40</text:p>
          </table:table-cell>
          <table:table-cell office:value-type="float" office:value="77774" table:style-name="ce18">
            <text:p>77,774</text:p>
          </table:table-cell>
          <table:table-cell office:value-type="float" office:value="40711" table:style-name="ce18">
            <text:p>40,711</text:p>
          </table:table-cell>
          <table:table-cell office:value-type="float" office:value="37063" table:style-name="ce18">
            <text:p>37,063</text:p>
          </table:table-cell>
          <table:table-cell office:value-type="float" office:value="9.3000000000000007" table:style-name="ce19">
            <text:p>9.30</text:p>
          </table:table-cell>
          <table:table-cell office:value-type="float" office:value="53278" table:style-name="ce18">
            <text:p>53,278</text:p>
          </table:table-cell>
          <table:table-cell office:value-type="float" office:value="27875" table:style-name="ce18">
            <text:p>27,875</text:p>
          </table:table-cell>
          <table:table-cell office:value-type="float" office:value="25403" table:style-name="ce18">
            <text:p>25,403</text:p>
          </table:table-cell>
          <table:table-cell office:value-type="float" office:value="6.37" table:style-name="ce19">
            <text:p>6.37</text:p>
          </table:table-cell>
          <table:table-cell office:value-type="float" office:value="690815" table:style-name="ce18">
            <text:p>690,815</text:p>
          </table:table-cell>
          <table:table-cell office:value-type="float" office:value="351967" table:style-name="ce18">
            <text:p>351,967</text:p>
          </table:table-cell>
          <table:table-cell office:value-type="float" office:value="338848" table:style-name="ce18">
            <text:p>338,848</text:p>
          </table:table-cell>
          <table:table-cell office:value-type="float" office:value="82.56" table:style-name="ce19">
            <text:p>82.56</text:p>
          </table:table-cell>
          <table:table-cell office:value-type="float" office:value="125955" table:style-name="ce18">
            <text:p>125,955</text:p>
          </table:table-cell>
          <table:table-cell office:value-type="float" office:value="59434" table:style-name="ce18">
            <text:p>59,434</text:p>
          </table:table-cell>
          <table:table-cell office:value-type="float" office:value="66521" table:style-name="ce18">
            <text:p>66,521</text:p>
          </table:table-cell>
          <table:table-cell office:value-type="float" office:value="15.05" table:style-name="ce17">
            <text:p>15.0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1098" table:style-name="ce18">
            <text:p>221,098</text:p>
          </table:table-cell>
          <table:table-cell office:value-type="float" office:value="114393" table:style-name="ce18">
            <text:p>114,393</text:p>
          </table:table-cell>
          <table:table-cell office:value-type="float" office:value="106705" table:style-name="ce18">
            <text:p>106,705</text:p>
          </table:table-cell>
          <table:table-cell office:value-type="float" office:value="8261" table:style-name="ce18">
            <text:p>8,261</text:p>
          </table:table-cell>
          <table:table-cell office:value-type="float" office:value="4295" table:style-name="ce18">
            <text:p>4,295</text:p>
          </table:table-cell>
          <table:table-cell office:value-type="float" office:value="3966" table:style-name="ce18">
            <text:p>3,966</text:p>
          </table:table-cell>
          <table:table-cell office:value-type="float" office:value="3.74" table:style-name="ce19">
            <text:p>3.74</text:p>
          </table:table-cell>
          <table:table-cell office:value-type="float" office:value="11432" table:style-name="ce18">
            <text:p>11,432</text:p>
          </table:table-cell>
          <table:table-cell office:value-type="float" office:value="5894" table:style-name="ce18">
            <text:p>5,894</text:p>
          </table:table-cell>
          <table:table-cell office:value-type="float" office:value="5538" table:style-name="ce18">
            <text:p>5,538</text:p>
          </table:table-cell>
          <table:table-cell office:value-type="float" office:value="5.17" table:style-name="ce19">
            <text:p>5.17</text:p>
          </table:table-cell>
          <table:table-cell office:value-type="float" office:value="20753" table:style-name="ce18">
            <text:p>20,753</text:p>
          </table:table-cell>
          <table:table-cell office:value-type="float" office:value="10834" table:style-name="ce18">
            <text:p>10,834</text:p>
          </table:table-cell>
          <table:table-cell office:value-type="float" office:value="9919" table:style-name="ce18">
            <text:p>9,919</text:p>
          </table:table-cell>
          <table:table-cell office:value-type="float" office:value="9.39" table:style-name="ce19">
            <text:p>9.39</text:p>
          </table:table-cell>
          <table:table-cell office:value-type="float" office:value="22826" table:style-name="ce18">
            <text:p>22,826</text:p>
          </table:table-cell>
          <table:table-cell office:value-type="float" office:value="11950" table:style-name="ce18">
            <text:p>11,950</text:p>
          </table:table-cell>
          <table:table-cell office:value-type="float" office:value="10876" table:style-name="ce18">
            <text:p>10,876</text:p>
          </table:table-cell>
          <table:table-cell office:value-type="float" office:value="10.32" table:style-name="ce19">
            <text:p>10.32</text:p>
          </table:table-cell>
          <table:table-cell office:value-type="float" office:value="14718" table:style-name="ce18">
            <text:p>14,718</text:p>
          </table:table-cell>
          <table:table-cell office:value-type="float" office:value="7690" table:style-name="ce18">
            <text:p>7,690</text:p>
          </table:table-cell>
          <table:table-cell office:value-type="float" office:value="7028" table:style-name="ce18">
            <text:p>7,028</text:p>
          </table:table-cell>
          <table:table-cell office:value-type="float" office:value="6.66" table:style-name="ce19">
            <text:p>6.66</text:p>
          </table:table-cell>
          <table:table-cell office:value-type="float" office:value="179713" table:style-name="ce18">
            <text:p>179,713</text:p>
          </table:table-cell>
          <table:table-cell office:value-type="float" office:value="92816" table:style-name="ce18">
            <text:p>92,816</text:p>
          </table:table-cell>
          <table:table-cell office:value-type="float" office:value="86897" table:style-name="ce18">
            <text:p>86,897</text:p>
          </table:table-cell>
          <table:table-cell office:value-type="float" office:value="81.28" table:style-name="ce19">
            <text:p>81.28</text:p>
          </table:table-cell>
          <table:table-cell office:value-type="float" office:value="32906" table:style-name="ce18">
            <text:p>32,906</text:p>
          </table:table-cell>
          <table:table-cell office:value-type="float" office:value="15184" table:style-name="ce18">
            <text:p>15,184</text:p>
          </table:table-cell>
          <table:table-cell office:value-type="float" office:value="17722" table:style-name="ce18">
            <text:p>17,722</text:p>
          </table:table-cell>
          <table:table-cell office:value-type="float" office:value="14.88" table:style-name="ce17">
            <text:p>14.8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065" table:style-name="ce18">
            <text:p>331,065</text:p>
          </table:table-cell>
          <table:table-cell office:value-type="float" office:value="168517" table:style-name="ce18">
            <text:p>168,517</text:p>
          </table:table-cell>
          <table:table-cell office:value-type="float" office:value="162548" table:style-name="ce18">
            <text:p>162,548</text:p>
          </table:table-cell>
          <table:table-cell office:value-type="float" office:value="13290" table:style-name="ce18">
            <text:p>13,290</text:p>
          </table:table-cell>
          <table:table-cell office:value-type="float" office:value="6907" table:style-name="ce18">
            <text:p>6,907</text:p>
          </table:table-cell>
          <table:table-cell office:value-type="float" office:value="6383" table:style-name="ce18">
            <text:p>6,383</text:p>
          </table:table-cell>
          <table:table-cell office:value-type="float" office:value="4.01" table:style-name="ce19">
            <text:p>4.01</text:p>
          </table:table-cell>
          <table:table-cell office:value-type="float" office:value="18137" table:style-name="ce18">
            <text:p>18,137</text:p>
          </table:table-cell>
          <table:table-cell office:value-type="float" office:value="9482" table:style-name="ce18">
            <text:p>9,482</text:p>
          </table:table-cell>
          <table:table-cell office:value-type="float" office:value="8655" table:style-name="ce18">
            <text:p>8,655</text:p>
          </table:table-cell>
          <table:table-cell office:value-type="float" office:value="5.48" table:style-name="ce19">
            <text:p>5.48</text:p>
          </table:table-cell>
          <table:table-cell office:value-type="float" office:value="31707" table:style-name="ce18">
            <text:p>31,707</text:p>
          </table:table-cell>
          <table:table-cell office:value-type="float" office:value="16563" table:style-name="ce18">
            <text:p>16,563</text:p>
          </table:table-cell>
          <table:table-cell office:value-type="float" office:value="15144" table:style-name="ce18">
            <text:p>15,144</text:p>
          </table:table-cell>
          <table:table-cell office:value-type="float" office:value="9.58" table:style-name="ce19">
            <text:p>9.58</text:p>
          </table:table-cell>
          <table:table-cell office:value-type="float" office:value="34776" table:style-name="ce18">
            <text:p>34,776</text:p>
          </table:table-cell>
          <table:table-cell office:value-type="float" office:value="18176" table:style-name="ce18">
            <text:p>18,176</text:p>
          </table:table-cell>
          <table:table-cell office:value-type="float" office:value="16600" table:style-name="ce18">
            <text:p>16,600</text:p>
          </table:table-cell>
          <table:table-cell office:value-type="float" office:value="10.5" table:style-name="ce19">
            <text:p>10.50</text:p>
          </table:table-cell>
          <table:table-cell office:value-type="float" office:value="21489" table:style-name="ce18">
            <text:p>21,489</text:p>
          </table:table-cell>
          <table:table-cell office:value-type="float" office:value="11292" table:style-name="ce18">
            <text:p>11,292</text:p>
          </table:table-cell>
          <table:table-cell office:value-type="float" office:value="10197" table:style-name="ce18">
            <text:p>10,197</text:p>
          </table:table-cell>
          <table:table-cell office:value-type="float" office:value="6.49" table:style-name="ce19">
            <text:p>6.49</text:p>
          </table:table-cell>
          <table:table-cell office:value-type="float" office:value="269050" table:style-name="ce18">
            <text:p>269,050</text:p>
          </table:table-cell>
          <table:table-cell office:value-type="float" office:value="136068" table:style-name="ce18">
            <text:p>136,068</text:p>
          </table:table-cell>
          <table:table-cell office:value-type="float" office:value="132982" table:style-name="ce18">
            <text:p>132,982</text:p>
          </table:table-cell>
          <table:table-cell office:value-type="float" office:value="81.27" table:style-name="ce19">
            <text:p>81.27</text:p>
          </table:table-cell>
          <table:table-cell office:value-type="float" office:value="48292" table:style-name="ce18">
            <text:p>48,292</text:p>
          </table:table-cell>
          <table:table-cell office:value-type="float" office:value="22489" table:style-name="ce18">
            <text:p>22,489</text:p>
          </table:table-cell>
          <table:table-cell office:value-type="float" office:value="25803" table:style-name="ce18">
            <text:p>25,803</text:p>
          </table:table-cell>
          <table:table-cell office:value-type="float" office:value="14.59" table:style-name="ce17">
            <text:p>14.5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992" table:style-name="ce18">
            <text:p>102,992</text:p>
          </table:table-cell>
          <table:table-cell office:value-type="float" office:value="53005" table:style-name="ce18">
            <text:p>53,005</text:p>
          </table:table-cell>
          <table:table-cell office:value-type="float" office:value="49987" table:style-name="ce18">
            <text:p>49,987</text:p>
          </table:table-cell>
          <table:table-cell office:value-type="float" office:value="4319" table:style-name="ce18">
            <text:p>4,319</text:p>
          </table:table-cell>
          <table:table-cell office:value-type="float" office:value="2273" table:style-name="ce18">
            <text:p>2,273</text:p>
          </table:table-cell>
          <table:table-cell office:value-type="float" office:value="2046" table:style-name="ce18">
            <text:p>2,046</text:p>
          </table:table-cell>
          <table:table-cell office:value-type="float" office:value="4.1900000000000004" table:style-name="ce19">
            <text:p>4.19</text:p>
          </table:table-cell>
          <table:table-cell office:value-type="float" office:value="5490" table:style-name="ce18">
            <text:p>5,490</text:p>
          </table:table-cell>
          <table:table-cell office:value-type="float" office:value="2864" table:style-name="ce18">
            <text:p>2,864</text:p>
          </table:table-cell>
          <table:table-cell office:value-type="float" office:value="2626" table:style-name="ce18">
            <text:p>2,626</text:p>
          </table:table-cell>
          <table:table-cell office:value-type="float" office:value="5.33" table:style-name="ce19">
            <text:p>5.33</text:p>
          </table:table-cell>
          <table:table-cell office:value-type="float" office:value="8923" table:style-name="ce18">
            <text:p>8,923</text:p>
          </table:table-cell>
          <table:table-cell office:value-type="float" office:value="4624" table:style-name="ce18">
            <text:p>4,624</text:p>
          </table:table-cell>
          <table:table-cell office:value-type="float" office:value="4299" table:style-name="ce18">
            <text:p>4,299</text:p>
          </table:table-cell>
          <table:table-cell office:value-type="float" office:value="8.66" table:style-name="ce19">
            <text:p>8.66</text:p>
          </table:table-cell>
          <table:table-cell office:value-type="float" office:value="9691" table:style-name="ce18">
            <text:p>9,691</text:p>
          </table:table-cell>
          <table:table-cell office:value-type="float" office:value="5024" table:style-name="ce18">
            <text:p>5,024</text:p>
          </table:table-cell>
          <table:table-cell office:value-type="float" office:value="4667" table:style-name="ce18">
            <text:p>4,667</text:p>
          </table:table-cell>
          <table:table-cell office:value-type="float" office:value="9.41" table:style-name="ce19">
            <text:p>9.41</text:p>
          </table:table-cell>
          <table:table-cell office:value-type="float" office:value="5771" table:style-name="ce18">
            <text:p>5,771</text:p>
          </table:table-cell>
          <table:table-cell office:value-type="float" office:value="3062" table:style-name="ce18">
            <text:p>3,062</text:p>
          </table:table-cell>
          <table:table-cell office:value-type="float" office:value="2709" table:style-name="ce18">
            <text:p>2,709</text:p>
          </table:table-cell>
          <table:table-cell office:value-type="float" office:value="5.6" table:style-name="ce19">
            <text:p>5.60</text:p>
          </table:table-cell>
          <table:table-cell office:value-type="float" office:value="85006" table:style-name="ce18">
            <text:p>85,006</text:p>
          </table:table-cell>
          <table:table-cell office:value-type="float" office:value="43566" table:style-name="ce18">
            <text:p>43,566</text:p>
          </table:table-cell>
          <table:table-cell office:value-type="float" office:value="41440" table:style-name="ce18">
            <text:p>41,440</text:p>
          </table:table-cell>
          <table:table-cell office:value-type="float" office:value="82.54" table:style-name="ce19">
            <text:p>82.54</text:p>
          </table:table-cell>
          <table:table-cell office:value-type="float" office:value="15426" table:style-name="ce18">
            <text:p>15,426</text:p>
          </table:table-cell>
          <table:table-cell office:value-type="float" office:value="7133" table:style-name="ce18">
            <text:p>7,133</text:p>
          </table:table-cell>
          <table:table-cell office:value-type="float" office:value="8293" table:style-name="ce18">
            <text:p>8,293</text:p>
          </table:table-cell>
          <table:table-cell office:value-type="float" office:value="14.98" table:style-name="ce17">
            <text:p>14.98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2048" table:style-name="ce18">
            <text:p>372,048</text:p>
          </table:table-cell>
          <table:table-cell office:value-type="float" office:value="186573" table:style-name="ce18">
            <text:p>186,573</text:p>
          </table:table-cell>
          <table:table-cell office:value-type="float" office:value="185475" table:style-name="ce18">
            <text:p>185,475</text:p>
          </table:table-cell>
          <table:table-cell office:value-type="float" office:value="11729" table:style-name="ce18">
            <text:p>11,729</text:p>
          </table:table-cell>
          <table:table-cell office:value-type="float" office:value="6066" table:style-name="ce18">
            <text:p>6,066</text:p>
          </table:table-cell>
          <table:table-cell office:value-type="float" office:value="5663" table:style-name="ce18">
            <text:p>5,663</text:p>
          </table:table-cell>
          <table:table-cell office:value-type="float" office:value="3.15" table:style-name="ce19">
            <text:p>3.15</text:p>
          </table:table-cell>
          <table:table-cell office:value-type="float" office:value="16330" table:style-name="ce18">
            <text:p>16,330</text:p>
          </table:table-cell>
          <table:table-cell office:value-type="float" office:value="8460" table:style-name="ce18">
            <text:p>8,460</text:p>
          </table:table-cell>
          <table:table-cell office:value-type="float" office:value="7870" table:style-name="ce18">
            <text:p>7,870</text:p>
          </table:table-cell>
          <table:table-cell office:value-type="float" office:value="4.3899999999999997" table:style-name="ce19">
            <text:p>4.39</text:p>
          </table:table-cell>
          <table:table-cell office:value-type="float" office:value="30512" table:style-name="ce18">
            <text:p>30,512</text:p>
          </table:table-cell>
          <table:table-cell office:value-type="float" office:value="15817" table:style-name="ce18">
            <text:p>15,817</text:p>
          </table:table-cell>
          <table:table-cell office:value-type="float" office:value="14695" table:style-name="ce18">
            <text:p>14,695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33644" table:style-name="ce18">
            <text:p>33,644</text:p>
          </table:table-cell>
          <table:table-cell office:value-type="float" office:value="17482" table:style-name="ce18">
            <text:p>17,482</text:p>
          </table:table-cell>
          <table:table-cell office:value-type="float" office:value="16162" table:style-name="ce18">
            <text:p>16,162</text:p>
          </table:table-cell>
          <table:table-cell office:value-type="float" office:value="9.0399999999999991" table:style-name="ce19">
            <text:p>9.04</text:p>
          </table:table-cell>
          <table:table-cell office:value-type="float" office:value="23410" table:style-name="ce18">
            <text:p>23,410</text:p>
          </table:table-cell>
          <table:table-cell office:value-type="float" office:value="12249" table:style-name="ce18">
            <text:p>12,249</text:p>
          </table:table-cell>
          <table:table-cell office:value-type="float" office:value="11161" table:style-name="ce18">
            <text:p>11,161</text:p>
          </table:table-cell>
          <table:table-cell office:value-type="float" office:value="6.29" table:style-name="ce19">
            <text:p>6.29</text:p>
          </table:table-cell>
          <table:table-cell office:value-type="float" office:value="308519" table:style-name="ce18">
            <text:p>308,519</text:p>
          </table:table-cell>
          <table:table-cell office:value-type="float" office:value="153508" table:style-name="ce18">
            <text:p>153,508</text:p>
          </table:table-cell>
          <table:table-cell office:value-type="float" office:value="155011" table:style-name="ce18">
            <text:p>155,011</text:p>
          </table:table-cell>
          <table:table-cell office:value-type="float" office:value="82.92" table:style-name="ce19">
            <text:p>82.92</text:p>
          </table:table-cell>
          <table:table-cell office:value-type="float" office:value="51299" table:style-name="ce18">
            <text:p>51,299</text:p>
          </table:table-cell>
          <table:table-cell office:value-type="float" office:value="23407" table:style-name="ce18">
            <text:p>23,407</text:p>
          </table:table-cell>
          <table:table-cell office:value-type="float" office:value="27892" table:style-name="ce18">
            <text:p>27,892</text:p>
          </table:table-cell>
          <table:table-cell office:value-type="float" office:value="13.79" table:style-name="ce17">
            <text:p>13.7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6490" table:style-name="ce18">
            <text:p>436,490</text:p>
          </table:table-cell>
          <table:table-cell office:value-type="float" office:value="215826" table:style-name="ce18">
            <text:p>215,826</text:p>
          </table:table-cell>
          <table:table-cell office:value-type="float" office:value="220664" table:style-name="ce18">
            <text:p>220,664</text:p>
          </table:table-cell>
          <table:table-cell office:value-type="float" office:value="25907" table:style-name="ce18">
            <text:p>25,907</text:p>
          </table:table-cell>
          <table:table-cell office:value-type="float" office:value="13371" table:style-name="ce18">
            <text:p>13,371</text:p>
          </table:table-cell>
          <table:table-cell office:value-type="float" office:value="12536" table:style-name="ce18">
            <text:p>12,536</text:p>
          </table:table-cell>
          <table:table-cell office:value-type="float" office:value="5.94" table:style-name="ce19">
            <text:p>5.94</text:p>
          </table:table-cell>
          <table:table-cell office:value-type="float" office:value="35584" table:style-name="ce18">
            <text:p>35,584</text:p>
          </table:table-cell>
          <table:table-cell office:value-type="float" office:value="18438" table:style-name="ce18">
            <text:p>18,438</text:p>
          </table:table-cell>
          <table:table-cell office:value-type="float" office:value="17146" table:style-name="ce18">
            <text:p>17,146</text:p>
          </table:table-cell>
          <table:table-cell office:value-type="float" office:value="8.15" table:style-name="ce19">
            <text:p>8.15</text:p>
          </table:table-cell>
          <table:table-cell office:value-type="float" office:value="60697" table:style-name="ce18">
            <text:p>60,697</text:p>
          </table:table-cell>
          <table:table-cell office:value-type="float" office:value="31585" table:style-name="ce18">
            <text:p>31,585</text:p>
          </table:table-cell>
          <table:table-cell office:value-type="float" office:value="29112" table:style-name="ce18">
            <text:p>29,112</text:p>
          </table:table-cell>
          <table:table-cell office:value-type="float" office:value="13.91" table:style-name="ce19">
            <text:p>13.91</text:p>
          </table:table-cell>
          <table:table-cell office:value-type="float" office:value="65689" table:style-name="ce18">
            <text:p>65,689</text:p>
          </table:table-cell>
          <table:table-cell office:value-type="float" office:value="34204" table:style-name="ce18">
            <text:p>34,204</text:p>
          </table:table-cell>
          <table:table-cell office:value-type="float" office:value="31485" table:style-name="ce18">
            <text:p>31,485</text:p>
          </table:table-cell>
          <table:table-cell office:value-type="float" office:value="15.05" table:style-name="ce19">
            <text:p>15.05</text:p>
          </table:table-cell>
          <table:table-cell office:value-type="float" office:value="32393" table:style-name="ce18">
            <text:p>32,393</text:p>
          </table:table-cell>
          <table:table-cell office:value-type="float" office:value="16930" table:style-name="ce18">
            <text:p>16,930</text:p>
          </table:table-cell>
          <table:table-cell office:value-type="float" office:value="15463" table:style-name="ce18">
            <text:p>15,463</text:p>
          </table:table-cell>
          <table:table-cell office:value-type="float" office:value="7.42" table:style-name="ce19">
            <text:p>7.42</text:p>
          </table:table-cell>
          <table:table-cell office:value-type="float" office:value="332316" table:style-name="ce18">
            <text:p>332,316</text:p>
          </table:table-cell>
          <table:table-cell office:value-type="float" office:value="161536" table:style-name="ce18">
            <text:p>161,536</text:p>
          </table:table-cell>
          <table:table-cell office:value-type="float" office:value="170780" table:style-name="ce18">
            <text:p>170,780</text:p>
          </table:table-cell>
          <table:table-cell office:value-type="float" office:value="76.13" table:style-name="ce19">
            <text:p>76.13</text:p>
          </table:table-cell>
          <table:table-cell office:value-type="float" office:value="47657" table:style-name="ce18">
            <text:p>47,657</text:p>
          </table:table-cell>
          <table:table-cell office:value-type="float" office:value="21395" table:style-name="ce18">
            <text:p>21,395</text:p>
          </table:table-cell>
          <table:table-cell office:value-type="float" office:value="26262" table:style-name="ce18">
            <text:p>26,262</text:p>
          </table:table-cell>
          <table:table-cell office:value-type="float" office:value="10.92" table:style-name="ce17">
            <text:p>10.9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804" table:style-name="ce18">
            <text:p>269,804</text:p>
          </table:table-cell>
          <table:table-cell office:value-type="float" office:value="131416" table:style-name="ce18">
            <text:p>131,416</text:p>
          </table:table-cell>
          <table:table-cell office:value-type="float" office:value="138388" table:style-name="ce18">
            <text:p>138,388</text:p>
          </table:table-cell>
          <table:table-cell office:value-type="float" office:value="11106" table:style-name="ce18">
            <text:p>11,106</text:p>
          </table:table-cell>
          <table:table-cell office:value-type="float" office:value="5753" table:style-name="ce18">
            <text:p>5,753</text:p>
          </table:table-cell>
          <table:table-cell office:value-type="float" office:value="5353" table:style-name="ce18">
            <text:p>5,353</text:p>
          </table:table-cell>
          <table:table-cell office:value-type="float" office:value="4.12" table:style-name="ce19">
            <text:p>4.12</text:p>
          </table:table-cell>
          <table:table-cell office:value-type="float" office:value="15685" table:style-name="ce18">
            <text:p>15,685</text:p>
          </table:table-cell>
          <table:table-cell office:value-type="float" office:value="8139" table:style-name="ce18">
            <text:p>8,139</text:p>
          </table:table-cell>
          <table:table-cell office:value-type="float" office:value="7546" table:style-name="ce18">
            <text:p>7,546</text:p>
          </table:table-cell>
          <table:table-cell office:value-type="float" office:value="5.81" table:style-name="ce19">
            <text:p>5.81</text:p>
          </table:table-cell>
          <table:table-cell office:value-type="float" office:value="29085" table:style-name="ce18">
            <text:p>29,085</text:p>
          </table:table-cell>
          <table:table-cell office:value-type="float" office:value="15158" table:style-name="ce18">
            <text:p>15,158</text:p>
          </table:table-cell>
          <table:table-cell office:value-type="float" office:value="13927" table:style-name="ce18">
            <text:p>13,927</text:p>
          </table:table-cell>
          <table:table-cell office:value-type="float" office:value="10.78" table:style-name="ce19">
            <text:p>10.78</text:p>
          </table:table-cell>
          <table:table-cell office:value-type="float" office:value="32147" table:style-name="ce18">
            <text:p>32,147</text:p>
          </table:table-cell>
          <table:table-cell office:value-type="float" office:value="16807" table:style-name="ce18">
            <text:p>16,807</text:p>
          </table:table-cell>
          <table:table-cell office:value-type="float" office:value="15340" table:style-name="ce18">
            <text:p>15,340</text:p>
          </table:table-cell>
          <table:table-cell office:value-type="float" office:value="11.91" table:style-name="ce19">
            <text:p>11.91</text:p>
          </table:table-cell>
          <table:table-cell office:value-type="float" office:value="21127" table:style-name="ce18">
            <text:p>21,127</text:p>
          </table:table-cell>
          <table:table-cell office:value-type="float" office:value="11107" table:style-name="ce18">
            <text:p>11,107</text:p>
          </table:table-cell>
          <table:table-cell office:value-type="float" office:value="10020" table:style-name="ce18">
            <text:p>10,020</text:p>
          </table:table-cell>
          <table:table-cell office:value-type="float" office:value="7.83" table:style-name="ce19">
            <text:p>7.83</text:p>
          </table:table-cell>
          <table:table-cell office:value-type="float" office:value="211957" table:style-name="ce18">
            <text:p>211,957</text:p>
          </table:table-cell>
          <table:table-cell office:value-type="float" office:value="101245" table:style-name="ce18">
            <text:p>101,245</text:p>
          </table:table-cell>
          <table:table-cell office:value-type="float" office:value="110712" table:style-name="ce18">
            <text:p>110,712</text:p>
          </table:table-cell>
          <table:table-cell office:value-type="float" office:value="78.56" table:style-name="ce19">
            <text:p>78.56</text:p>
          </table:table-cell>
          <table:table-cell office:value-type="float" office:value="35879" table:style-name="ce18">
            <text:p>35,879</text:p>
          </table:table-cell>
          <table:table-cell office:value-type="float" office:value="15888" table:style-name="ce18">
            <text:p>15,888</text:p>
          </table:table-cell>
          <table:table-cell office:value-type="float" office:value="19991" table:style-name="ce18">
            <text:p>19,991</text:p>
          </table:table-cell>
          <table:table-cell office:value-type="float" office:value="13.3" table:style-name="ce17">
            <text:p>13.30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7285" table:style-name="ce18">
            <text:p>147,285</text:p>
          </table:table-cell>
          <table:table-cell office:value-type="float" office:value="74555" table:style-name="ce18">
            <text:p>74,555</text:p>
          </table:table-cell>
          <table:table-cell office:value-type="float" office:value="72730" table:style-name="ce18">
            <text:p>72,730</text:p>
          </table:table-cell>
          <table:table-cell office:value-type="float" office:value="6700" table:style-name="ce18">
            <text:p>6,700</text:p>
          </table:table-cell>
          <table:table-cell office:value-type="float" office:value="3492" table:style-name="ce18">
            <text:p>3,492</text:p>
          </table:table-cell>
          <table:table-cell office:value-type="float" office:value="3208" table:style-name="ce18">
            <text:p>3,208</text:p>
          </table:table-cell>
          <table:table-cell office:value-type="float" office:value="4.55" table:style-name="ce19">
            <text:p>4.55</text:p>
          </table:table-cell>
          <table:table-cell office:value-type="float" office:value="8366" table:style-name="ce18">
            <text:p>8,366</text:p>
          </table:table-cell>
          <table:table-cell office:value-type="float" office:value="4366" table:style-name="ce18">
            <text:p>4,366</text:p>
          </table:table-cell>
          <table:table-cell office:value-type="float" office:value="4000" table:style-name="ce18">
            <text:p>4,000</text:p>
          </table:table-cell>
          <table:table-cell office:value-type="float" office:value="5.68" table:style-name="ce19">
            <text:p>5.68</text:p>
          </table:table-cell>
          <table:table-cell office:value-type="float" office:value="12500" table:style-name="ce18">
            <text:p>12,500</text:p>
          </table:table-cell>
          <table:table-cell office:value-type="float" office:value="6526" table:style-name="ce18">
            <text:p>6,526</text:p>
          </table:table-cell>
          <table:table-cell office:value-type="float" office:value="5974" table:style-name="ce18">
            <text:p>5,974</text:p>
          </table:table-cell>
          <table:table-cell office:value-type="float" office:value="8.49" table:style-name="ce19">
            <text:p>8.49</text:p>
          </table:table-cell>
          <table:table-cell office:value-type="float" office:value="13313" table:style-name="ce18">
            <text:p>13,313</text:p>
          </table:table-cell>
          <table:table-cell office:value-type="float" office:value="6946" table:style-name="ce18">
            <text:p>6,946</text:p>
          </table:table-cell>
          <table:table-cell office:value-type="float" office:value="6367" table:style-name="ce18">
            <text:p>6,367</text:p>
          </table:table-cell>
          <table:table-cell office:value-type="float" office:value="9.0399999999999991" table:style-name="ce19">
            <text:p>9.04</text:p>
          </table:table-cell>
          <table:table-cell office:value-type="float" office:value="6441" table:style-name="ce18">
            <text:p>6,441</text:p>
          </table:table-cell>
          <table:table-cell office:value-type="float" office:value="3365" table:style-name="ce18">
            <text:p>3,365</text:p>
          </table:table-cell>
          <table:table-cell office:value-type="float" office:value="3076" table:style-name="ce18">
            <text:p>3,076</text:p>
          </table:table-cell>
          <table:table-cell office:value-type="float" office:value="4.37" table:style-name="ce19">
            <text:p>4.37</text:p>
          </table:table-cell>
          <table:table-cell office:value-type="float" office:value="123958" table:style-name="ce18">
            <text:p>123,958</text:p>
          </table:table-cell>
          <table:table-cell office:value-type="float" office:value="62479" table:style-name="ce18">
            <text:p>62,479</text:p>
          </table:table-cell>
          <table:table-cell office:value-type="float" office:value="61479" table:style-name="ce18">
            <text:p>61,479</text:p>
          </table:table-cell>
          <table:table-cell office:value-type="float" office:value="84.16" table:style-name="ce19">
            <text:p>84.16</text:p>
          </table:table-cell>
          <table:table-cell office:value-type="float" office:value="16822" table:style-name="ce18">
            <text:p>16,822</text:p>
          </table:table-cell>
          <table:table-cell office:value-type="float" office:value="8113" table:style-name="ce18">
            <text:p>8,113</text:p>
          </table:table-cell>
          <table:table-cell office:value-type="float" office:value="8709" table:style-name="ce18">
            <text:p>8,709</text:p>
          </table:table-cell>
          <table:table-cell office:value-type="float" office:value="11.42" table:style-name="ce17">
            <text:p>11.42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4687" table:style-name="ce18">
            <text:p>134,687</text:p>
          </table:table-cell>
          <table:table-cell office:value-type="float" office:value="67363" table:style-name="ce18">
            <text:p>67,363</text:p>
          </table:table-cell>
          <table:table-cell office:value-type="float" office:value="67324" table:style-name="ce18">
            <text:p>67,324</text:p>
          </table:table-cell>
          <table:table-cell office:value-type="float" office:value="5998" table:style-name="ce18">
            <text:p>5,998</text:p>
          </table:table-cell>
          <table:table-cell office:value-type="float" office:value="3137" table:style-name="ce18">
            <text:p>3,137</text:p>
          </table:table-cell>
          <table:table-cell office:value-type="float" office:value="2861" table:style-name="ce18">
            <text:p>2,861</text:p>
          </table:table-cell>
          <table:table-cell office:value-type="float" office:value="4.45" table:style-name="ce19">
            <text:p>4.45</text:p>
          </table:table-cell>
          <table:table-cell office:value-type="float" office:value="7500" table:style-name="ce18">
            <text:p>7,500</text:p>
          </table:table-cell>
          <table:table-cell office:value-type="float" office:value="3925" table:style-name="ce18">
            <text:p>3,925</text:p>
          </table:table-cell>
          <table:table-cell office:value-type="float" office:value="3575" table:style-name="ce18">
            <text:p>3,575</text:p>
          </table:table-cell>
          <table:table-cell office:value-type="float" office:value="5.57" table:style-name="ce19">
            <text:p>5.57</text:p>
          </table:table-cell>
          <table:table-cell office:value-type="float" office:value="11190" table:style-name="ce18">
            <text:p>11,190</text:p>
          </table:table-cell>
          <table:table-cell office:value-type="float" office:value="5839" table:style-name="ce18">
            <text:p>5,839</text:p>
          </table:table-cell>
          <table:table-cell office:value-type="float" office:value="5351" table:style-name="ce18">
            <text:p>5,351</text:p>
          </table:table-cell>
          <table:table-cell office:value-type="float" office:value="8.31" table:style-name="ce19">
            <text:p>8.31</text:p>
          </table:table-cell>
          <table:table-cell office:value-type="float" office:value="11942" table:style-name="ce18">
            <text:p>11,942</text:p>
          </table:table-cell>
          <table:table-cell office:value-type="float" office:value="6221" table:style-name="ce18">
            <text:p>6,221</text:p>
          </table:table-cell>
          <table:table-cell office:value-type="float" office:value="5721" table:style-name="ce18">
            <text:p>5,721</text:p>
          </table:table-cell>
          <table:table-cell office:value-type="float" office:value="8.8699999999999992" table:style-name="ce19">
            <text:p>8.87</text:p>
          </table:table-cell>
          <table:table-cell office:value-type="float" office:value="5767" table:style-name="ce18">
            <text:p>5,767</text:p>
          </table:table-cell>
          <table:table-cell office:value-type="float" office:value="2981" table:style-name="ce18">
            <text:p>2,981</text:p>
          </table:table-cell>
          <table:table-cell office:value-type="float" office:value="2786" table:style-name="ce18">
            <text:p>2,786</text:p>
          </table:table-cell>
          <table:table-cell office:value-type="float" office:value="4.28" table:style-name="ce19">
            <text:p>4.28</text:p>
          </table:table-cell>
          <table:table-cell office:value-type="float" office:value="113648" table:style-name="ce18">
            <text:p>113,648</text:p>
          </table:table-cell>
          <table:table-cell office:value-type="float" office:value="56522" table:style-name="ce18">
            <text:p>56,522</text:p>
          </table:table-cell>
          <table:table-cell office:value-type="float" office:value="57126" table:style-name="ce18">
            <text:p>57,126</text:p>
          </table:table-cell>
          <table:table-cell office:value-type="float" office:value="84.38" table:style-name="ce19">
            <text:p>84.38</text:p>
          </table:table-cell>
          <table:table-cell office:value-type="float" office:value="15548" table:style-name="ce18">
            <text:p>15,548</text:p>
          </table:table-cell>
          <table:table-cell office:value-type="float" office:value="7438" table:style-name="ce18">
            <text:p>7,438</text:p>
          </table:table-cell>
          <table:table-cell office:value-type="float" office:value="8110" table:style-name="ce18">
            <text:p>8,110</text:p>
          </table:table-cell>
          <table:table-cell office:value-type="float" office:value="11.54" table:style-name="ce17">
            <text:p>11.54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98" table:style-name="ce14">
            <text:p>12,598</text:p>
          </table:table-cell>
          <table:table-cell office:value-type="float" office:value="7192" table:style-name="ce14">
            <text:p>7,192</text:p>
          </table:table-cell>
          <table:table-cell office:value-type="float" office:value="5406" table:style-name="ce14">
            <text:p>5,406</text:p>
          </table:table-cell>
          <table:table-cell office:value-type="float" office:value="702" table:style-name="ce14">
            <text:p>702</text:p>
          </table:table-cell>
          <table:table-cell office:value-type="float" office:value="355" table:style-name="ce14">
            <text:p>355</text:p>
          </table:table-cell>
          <table:table-cell office:value-type="float" office:value="347" table:style-name="ce14">
            <text:p>347</text:p>
          </table:table-cell>
          <table:table-cell office:value-type="float" office:value="5.57" table:style-name="ce15">
            <text:p>5.57</text:p>
          </table:table-cell>
          <table:table-cell office:value-type="float" office:value="866" table:style-name="ce14">
            <text:p>866</text:p>
          </table:table-cell>
          <table:table-cell office:value-type="float" office:value="441" table:style-name="ce14">
            <text:p>441</text:p>
          </table:table-cell>
          <table:table-cell office:value-type="float" office:value="425" table:style-name="ce14">
            <text:p>425</text:p>
          </table:table-cell>
          <table:table-cell office:value-type="float" office:value="6.87" table:style-name="ce15">
            <text:p>6.87</text:p>
          </table:table-cell>
          <table:table-cell office:value-type="float" office:value="1310" table:style-name="ce14">
            <text:p>1,310</text:p>
          </table:table-cell>
          <table:table-cell office:value-type="float" office:value="687" table:style-name="ce14">
            <text:p>687</text:p>
          </table:table-cell>
          <table:table-cell office:value-type="float" office:value="623" table:style-name="ce14">
            <text:p>623</text:p>
          </table:table-cell>
          <table:table-cell office:value-type="float" office:value="10.4" table:style-name="ce15">
            <text:p>10.40</text:p>
          </table:table-cell>
          <table:table-cell office:value-type="float" office:value="1371" table:style-name="ce14">
            <text:p>1,371</text:p>
          </table:table-cell>
          <table:table-cell office:value-type="float" office:value="725" table:style-name="ce14">
            <text:p>725</text:p>
          </table:table-cell>
          <table:table-cell office:value-type="float" office:value="646" table:style-name="ce14">
            <text:p>646</text:p>
          </table:table-cell>
          <table:table-cell office:value-type="float" office:value="10.88" table:style-name="ce15">
            <text:p>10.88</text:p>
          </table:table-cell>
          <table:table-cell office:value-type="float" office:value="674" table:style-name="ce14">
            <text:p>674</text:p>
          </table:table-cell>
          <table:table-cell office:value-type="float" office:value="384" table:style-name="ce14">
            <text:p>384</text:p>
          </table:table-cell>
          <table:table-cell office:value-type="float" office:value="290" table:style-name="ce14">
            <text:p>290</text:p>
          </table:table-cell>
          <table:table-cell office:value-type="float" office:value="5.35" table:style-name="ce15">
            <text:p>5.35</text:p>
          </table:table-cell>
          <table:table-cell office:value-type="float" office:value="10310" table:style-name="ce14">
            <text:p>10,310</text:p>
          </table:table-cell>
          <table:table-cell office:value-type="float" office:value="5957" table:style-name="ce14">
            <text:p>5,957</text:p>
          </table:table-cell>
          <table:table-cell office:value-type="float" office:value="4353" table:style-name="ce14">
            <text:p>4,353</text:p>
          </table:table-cell>
          <table:table-cell office:value-type="float" office:value="81.84" table:style-name="ce15">
            <text:p>81.84</text:p>
          </table:table-cell>
          <table:table-cell office:value-type="float" office:value="1274" table:style-name="ce14">
            <text:p>1,274</text:p>
          </table:table-cell>
          <table:table-cell office:value-type="float" office:value="675" table:style-name="ce14">
            <text:p>675</text:p>
          </table:table-cell>
          <table:table-cell office:value-type="float" office:value="599" table:style-name="ce14">
            <text:p>599</text:p>
          </table:table-cell>
          <table:table-cell office:value-type="float" office:value="10.11" table:style-name="ce13">
            <text:p>10.11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11月3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速報-年齡結構-新(列印版)" table:style-name="ta2">
        <table:table-source xlink:href="file:///D:/0662/A.上網月報(含1科)/105年/10510/新表號04,05,速報3階段年齡-連結(公式)檔105.10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速報-年齡結構-新(貼值-上網版)" table:style-name="ta2">
        <table:table-source xlink:href="file:///D:/0662/A.上網月報(含1科)/105年/10510/新表號04,05,速報3階段年齡-連結(公式)檔105.10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04年齡結構-列印版" table:style-name="ta2">
        <table:table-source xlink:href="file:///D:/0662/A.上網月報(含1科)/105年/10510/新表號04,05,速報3階段年齡-連結(公式)檔105.10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上月速報年齡結構" table:style-name="ta2">
        <table:table-source xlink:href="file:///D:/0662/A.上網月報(含1科)/105年/10510/新表號04,05,速報3階段年齡-連結(公式)檔105.10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本月-上月速報年齡結構(增減)" table:style-name="ta2">
        <table:table-source xlink:href="file:///D:/0662/A.上網月報(含1科)/105年/10510/新表號04,05,速報3階段年齡-連結(公式)檔105.10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人口指標0-2,6" table:style-name="ta2">
        <table:table-source xlink:href="file:///D:/0662/A.上網月報(含1科)/105年/10510/新表號04,05,速報3階段年齡-連結(公式)檔105.10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年齡結構-另給司長-不用" table:style-name="ta2">
        <table:table-source xlink:href="file:///D:/0662/A.上網月報(含1科)/105年/10510/新表號04,05,速報3階段年齡-連結(公式)檔105.10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速報-3階段年齡結構-不用" table:style-name="ta2">
        <table:table-source xlink:href="file:///D:/0662/A.上網月報(含1科)/105年/10510/新表號04,05,速報3階段年齡-連結(公式)檔105.10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1-03T06:20:41Z</meta:creation-date>
    <dc:date>2016-12-09T02:01:39Z</dc:date>
  </office:meta>
</office:document-meta>
</file>